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319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4984in"/>
    </style:style>
    <style:style style:name="co14" style:family="table-column">
      <style:table-column-properties fo:break-before="auto" style:column-width="1.8366in"/>
    </style:style>
    <style:style style:name="co15" style:family="table-column">
      <style:table-column-properties fo:break-before="auto" style:column-width="1.9681in"/>
    </style:style>
    <style:style style:name="co16" style:family="table-column">
      <style:table-column-properties fo:break-before="auto" style:column-width="1.1709in"/>
    </style:style>
    <style:style style:name="co17" style:family="table-column">
      <style:table-column-properties fo:break-before="auto" style:column-width="1.4547in"/>
    </style:style>
    <style:style style:name="co18" style:family="table-column">
      <style:table-column-properties fo:break-before="auto" style:column-width="1.5638in"/>
    </style:style>
    <style:style style:name="co19" style:family="table-column">
      <style:table-column-properties fo:break-before="auto" style:column-width="1.4764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1.7717in"/>
    </style:style>
    <style:style style:name="co23" style:family="table-column">
      <style:table-column-properties fo:break-before="auto" style:column-width="1.1811in"/>
    </style:style>
    <style:style style:name="co24" style:family="table-column">
      <style:table-column-properties fo:break-before="auto" style:column-width="1.3126in"/>
    </style:style>
    <style:style style:name="co25" style:family="table-column">
      <style:table-column-properties fo:break-before="auto" style:column-width="0.9307in"/>
    </style:style>
    <style:style style:name="co26" style:family="table-column">
      <style:table-column-properties fo:break-before="auto" style:column-width="1.6839in"/>
    </style:style>
    <style:style style:name="co27" style:family="table-column">
      <style:table-column-properties fo:break-before="auto" style:column-width="1.1925in"/>
    </style:style>
    <style:style style:name="co28" style:family="table-column">
      <style:table-column-properties fo:break-before="auto" style:column-width="1.0283in"/>
    </style:style>
    <style:style style:name="co29" style:family="table-column">
      <style:table-column-properties fo:break-before="auto" style:column-width="1.1484in"/>
    </style:style>
    <style:style style:name="co30" style:family="table-column">
      <style:table-column-properties fo:break-before="auto" style:column-width="1.5091in"/>
    </style:style>
    <style:style style:name="co31" style:family="table-column">
      <style:table-column-properties fo:break-before="auto" style:column-width="1.2362in"/>
    </style:style>
    <style:style style:name="co32" style:family="table-column">
      <style:table-column-properties fo:break-before="auto" style:column-width="1.061in"/>
    </style:style>
    <style:style style:name="co3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fo" table:style-name="ta1" table:print="false">
        <table:table-column table:style-name="co33" table:default-cell-style-name="Default"/>
        <table:table-row table:style-name="ro2">
          <table:table-cell office:value-type="string">
            <text:p>The “Data” sheet contains the following information</text:p>
          </table:table-cell>
        </table:table-row>
        <table:table-row table:style-name="ro2">
          <table:table-cell office:value-type="string">
            <text:p>Fuel type</text:p>
          </table:table-cell>
        </table:table-row>
        <table:table-row table:style-name="ro2">
          <table:table-cell office:value-type="string">
            <text:p>Fuel component</text:p>
          </table:table-cell>
        </table:table-row>
        <table:table-row table:style-name="ro2">
          <table:table-cell office:value-type="string">
            <text:p>Burn number</text:p>
          </table:table-cell>
        </table:table-row>
        <table:table-row table:style-name="ro3">
          <table:table-cell office:value-type="string">
            <text:p>Individual compound masses for each sample in nanograms (ng)</text:p>
          </table:table-cell>
        </table:table-row>
        <table:table-row table:style-name="ro2">
          <table:table-cell office:value-type="string">
            <text:p>The masses are not rounded</text:p>
          </table:table-cell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6" table:default-cell-style-name="Default"/>
        <table:table-column table:style-name="co12" table:default-cell-style-name="Default"/>
        <table:table-column table:style-name="co7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3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0" table:default-cell-style-name="Default"/>
        <table:table-row table:style-name="ro1">
          <table:table-cell office:value-type="string">
            <text:p>Fuel_Type</text:p>
          </table:table-cell>
          <table:table-cell office:value-type="string">
            <text:p>Fuel_Comp</text:p>
          </table:table-cell>
          <table:table-cell office:value-type="string">
            <text:p>Burn_No</text:p>
          </table:table-cell>
          <table:table-cell office:value-type="string">
            <text:p>Santene</text:p>
          </table:table-cell>
          <table:table-cell office:value-type="string">
            <text:p>Santolina triene</text:p>
          </table:table-cell>
          <table:table-cell office:value-type="string">
            <text:p>MT isomer</text:p>
          </table:table-cell>
          <table:table-cell office:value-type="string">
            <text:p>Tricyclene</text:p>
          </table:table-cell>
          <table:table-cell office:value-type="string">
            <text:p>√Ý-Thujene</text:p>
          </table:table-cell>
          <table:table-cell office:value-type="string">
            <text:p>A-Pinene</text:p>
          </table:table-cell>
          <table:table-cell office:value-type="string">
            <text:p>a-fenchene</text:p>
          </table:table-cell>
          <table:table-cell office:value-type="string">
            <text:p>Camphene</text:p>
          </table:table-cell>
          <table:table-cell table:number-columns-repeated="6" office:value-type="string">
            <text:p>MT isomer</text:p>
          </table:table-cell>
          <table:table-cell office:value-type="string">
            <text:p>Sabinene</text:p>
          </table:table-cell>
          <table:table-cell office:value-type="string">
            <text:p>beta-Pinene</text:p>
          </table:table-cell>
          <table:table-cell office:value-type="string">
            <text:p>Artemiseole</text:p>
          </table:table-cell>
          <table:table-cell table:number-columns-repeated="2" office:value-type="string">
            <text:p>MT isomer</text:p>
          </table:table-cell>
          <table:table-cell office:value-type="string">
            <text:p>Beta-Myrcene</text:p>
          </table:table-cell>
          <table:table-cell office:value-type="string">
            <text:p>MT isomer</text:p>
          </table:table-cell>
          <table:table-cell office:value-type="string">
            <text:p>A-Phellandrene</text:p>
          </table:table-cell>
          <table:table-cell office:value-type="string">
            <text:p>MT isomer</text:p>
          </table:table-cell>
          <table:table-cell office:value-type="string">
            <text:p>3-Carene</text:p>
          </table:table-cell>
          <table:table-cell office:value-type="string">
            <text:p>a-Terpinene</text:p>
          </table:table-cell>
          <table:table-cell office:value-type="string">
            <text:p>p-Cymene</text:p>
          </table:table-cell>
          <table:table-cell office:value-type="string">
            <text:p>D-Limonene</text:p>
          </table:table-cell>
          <table:table-cell office:value-type="string">
            <text:p>beta-Phellandrene</text:p>
          </table:table-cell>
          <table:table-cell office:value-type="string">
            <text:p>Eucalyptol</text:p>
          </table:table-cell>
          <table:table-cell office:value-type="string">
            <text:p>MT isomer</text:p>
          </table:table-cell>
          <table:table-cell office:value-type="string">
            <text:p>√°-Ocimene</text:p>
          </table:table-cell>
          <table:table-cell office:value-type="string">
            <text:p>√°-Ocimene</text:p>
          </table:table-cell>
          <table:table-cell office:value-type="string">
            <text:p>C-Terpinene</text:p>
          </table:table-cell>
          <table:table-cell office:value-type="string">
            <text:p>Sabinene hydrate, cis</text:p>
          </table:table-cell>
          <table:table-cell office:value-type="string">
            <text:p>cis-Linalool oxide (furanoid)</text:p>
          </table:table-cell>
          <table:table-cell table:number-columns-repeated="2" office:value-type="string">
            <text:p>MT isomer</text:p>
          </table:table-cell>
          <table:table-cell office:value-type="string">
            <text:p>Terpinolene</text:p>
          </table:table-cell>
          <table:table-cell office:value-type="string">
            <text:p>trans-Linalool oxide (furanoid)</text:p>
          </table:table-cell>
          <table:table-cell office:value-type="string">
            <text:p>L-Fenchone</text:p>
          </table:table-cell>
          <table:table-cell office:value-type="string">
            <text:p>Linalool</text:p>
          </table:table-cell>
          <table:table-cell office:value-type="string">
            <text:p>√Ý-Campholenal</text:p>
          </table:table-cell>
          <table:table-cell office:value-type="string">
            <text:p>(4E,6Z)-allo-Ocimene</text:p>
          </table:table-cell>
          <table:table-cell office:value-type="string">
            <text:p>Limonene oxide, trans-</text:p>
          </table:table-cell>
          <table:table-cell office:value-type="string">
            <text:p>(+)-Nopinone</text:p>
          </table:table-cell>
          <table:table-cell office:value-type="string">
            <text:p>(4E,6E)-allo-Ocimene</text:p>
          </table:table-cell>
          <table:table-cell office:value-type="string">
            <text:p>L-Pinocarveol</text:p>
          </table:table-cell>
          <table:table-cell office:value-type="string">
            <text:p>Methyl santolinate</text:p>
          </table:table-cell>
          <table:table-cell office:value-type="string">
            <text:p>L-camphor</text:p>
          </table:table-cell>
          <table:table-cell office:value-type="string">
            <text:p>Pinocarvone</text:p>
          </table:table-cell>
          <table:table-cell office:value-type="string">
            <text:p>endo-Borneol</text:p>
          </table:table-cell>
          <table:table-cell office:value-type="string">
            <text:p>Terpinen-4-ol</text:p>
          </table:table-cell>
          <table:table-cell office:value-type="string">
            <text:p>Terpineol</text:p>
          </table:table-cell>
          <table:table-cell office:value-type="string">
            <text:p>Estragole</text:p>
          </table:table-cell>
          <table:table-cell office:value-type="string">
            <text:p>Myrtenal</text:p>
          </table:table-cell>
          <table:table-cell office:value-type="string">
            <text:p>Myrtenol</text:p>
          </table:table-cell>
          <table:table-cell office:value-type="string">
            <text:p>Fenchyl acetate</text:p>
          </table:table-cell>
          <table:table-cell office:value-type="string">
            <text:p>cis-Chrysanthenol acetate</text:p>
          </table:table-cell>
          <table:table-cell office:value-type="string">
            <text:p>Bornyl acetate</text:p>
          </table:table-cell>
          <table:table-cell office:value-type="string">
            <text:p>Thymol</text:p>
          </table:table-cell>
          <table:table-cell office:value-type="string">
            <text:p>Myrtenyl acetate</text:p>
          </table:table-cell>
          <table:table-cell office:value-type="string">
            <text:p>√°-Terpinyl acetate</text:p>
          </table:table-cell>
          <table:table-cell office:value-type="string">
            <text:p>√Ý-Cubebene</text:p>
          </table:table-cell>
          <table:table-cell office:value-type="string">
            <text:p>SQT isomer</text:p>
          </table:table-cell>
          <table:table-cell office:value-type="string">
            <text:p>Copaene</text:p>
          </table:table-cell>
          <table:table-cell office:value-type="string">
            <text:p>alpha-Bourbonene</text:p>
          </table:table-cell>
          <table:table-cell office:value-type="string">
            <text:p>SQT isomer</text:p>
          </table:table-cell>
          <table:table-cell office:value-type="string">
            <text:p>Beta-elemene</text:p>
          </table:table-cell>
          <table:table-cell office:value-type="string">
            <text:p>SQT isomer</text:p>
          </table:table-cell>
          <table:table-cell office:value-type="string">
            <text:p>Longifolene</text:p>
          </table:table-cell>
          <table:table-cell table:number-columns-repeated="3" office:value-type="string">
            <text:p>SQT isomer</text:p>
          </table:table-cell>
          <table:table-cell office:value-type="string">
            <text:p>beta-caryophyllene</text:p>
          </table:table-cell>
          <table:table-cell table:number-columns-repeated="3" office:value-type="string">
            <text:p>SQT isomer</text:p>
          </table:table-cell>
          <table:table-cell office:value-type="string">
            <text:p>trans-alpha bergamotene</text:p>
          </table:table-cell>
          <table:table-cell office:value-type="string">
            <text:p>Aromandendrene</text:p>
          </table:table-cell>
          <table:table-cell office:value-type="string">
            <text:p>SQT isomer</text:p>
          </table:table-cell>
          <table:table-cell office:value-type="string">
            <text:p>Humulene</text:p>
          </table:table-cell>
          <table:table-cell table:number-columns-repeated="3" office:value-type="string">
            <text:p>SQT isomer</text:p>
          </table:table-cell>
          <table:table-cell office:value-type="string">
            <text:p>alpha-selinene</text:p>
          </table:table-cell>
          <table:table-cell office:value-type="string">
            <text:p>alpha-bulnesene</text:p>
          </table:table-cell>
          <table:table-cell office:value-type="string">
            <text:p>Cadinene SQT isomer</text:p>
          </table:table-cell>
          <table:table-cell office:value-type="string">
            <text:p>beta-Bisabolene</text:p>
          </table:table-cell>
          <table:table-cell office:value-type="string">
            <text:p>SQT isomer</text:p>
          </table:table-cell>
          <table:table-cell office:value-type="string">
            <text:p>Gamma-cadinene</text:p>
          </table:table-cell>
          <table:table-cell office:value-type="string">
            <text:p>Delta-cadinene</text:p>
          </table:table-cell>
          <table:table-cell office:value-type="string">
            <text:p>Humulene</text:p>
          </table:table-cell>
          <table:table-cell office:value-type="string">
            <text:p>Cadinene SQT isomer</text:p>
          </table:table-cell>
        </table:table-row>
        <table:table-row table:style-name="ro1">
          <table:table-cell office:value-type="string">
            <text:p>Doug fir</text:p>
          </table:table-cell>
          <table:table-cell office:value-type="string">
            <text:p>canopy</text:p>
          </table:table-cell>
          <table:table-cell office:value-type="string">
            <text:p>burn18</text:p>
          </table:table-cell>
          <table:table-cell office:value-type="float" office:value="8.849622924">
            <text:p>8.849622924</text:p>
          </table:table-cell>
          <table:table-cell/>
          <table:table-cell office:value-type="float" office:value="1.7932400635">
            <text:p>1.7932400635</text:p>
          </table:table-cell>
          <table:table-cell office:value-type="float" office:value="32.6640503914">
            <text:p>32.6640503914</text:p>
          </table:table-cell>
          <table:table-cell/>
          <table:table-cell office:value-type="float" office:value="25.2679057091">
            <text:p>25.2679057091</text:p>
          </table:table-cell>
          <table:table-cell/>
          <table:table-cell office:value-type="float" office:value="115.3646632853">
            <text:p>115.3646632853</text:p>
          </table:table-cell>
          <table:table-cell table:number-columns-repeated="2"/>
          <table:table-cell office:value-type="float" office:value="2.4355258781">
            <text:p>2.4355258781</text:p>
          </table:table-cell>
          <table:table-cell table:number-columns-repeated="3"/>
          <table:table-cell office:value-type="float" office:value="0.3131252593">
            <text:p>0.3131252593</text:p>
          </table:table-cell>
          <table:table-cell office:value-type="float" office:value="13.0131753683">
            <text:p>13.0131753683</text:p>
          </table:table-cell>
          <table:table-cell table:number-columns-repeated="2"/>
          <table:table-cell office:value-type="float" office:value="1.1419317284">
            <text:p>1.1419317284</text:p>
          </table:table-cell>
          <table:table-cell office:value-type="float" office:value="8.8999393349">
            <text:p>8.8999393349</text:p>
          </table:table-cell>
          <table:table-cell table:number-columns-repeated="2"/>
          <table:table-cell office:value-type="float" office:value="0.8467073711">
            <text:p>0.8467073711</text:p>
          </table:table-cell>
          <table:table-cell table:number-columns-repeated="2"/>
          <table:table-cell office:value-type="float" office:value="2.458911873">
            <text:p>2.458911873</text:p>
          </table:table-cell>
          <table:table-cell office:value-type="float" office:value="41.329965638">
            <text:p>41.329965638</text:p>
          </table:table-cell>
          <table:table-cell table:number-columns-repeated="3"/>
          <table:table-cell office:value-type="float" office:value="1.0002904934">
            <text:p>1.0002904934</text:p>
          </table:table-cell>
          <table:table-cell office:value-type="float" office:value="1.1630910756">
            <text:p>1.1630910756</text:p>
          </table:table-cell>
          <table:table-cell office:value-type="float" office:value="0.3283958178">
            <text:p>0.3283958178</text:p>
          </table:table-cell>
          <table:table-cell table:number-columns-repeated="4"/>
          <table:table-cell office:value-type="float" office:value="1.0687230497">
            <text:p>1.0687230497</text:p>
          </table:table-cell>
          <table:table-cell table:number-columns-repeated="2"/>
          <table:table-cell office:value-type="float" office:value="1.4180364311">
            <text:p>1.4180364311</text:p>
          </table:table-cell>
          <table:table-cell/>
          <table:table-cell office:value-type="float" office:value="0.7883665671">
            <text:p>0.7883665671</text:p>
          </table:table-cell>
          <table:table-cell table:number-columns-repeated="5"/>
          <table:table-cell office:value-type="float" office:value="0.7275996348">
            <text:p>0.7275996348</text:p>
          </table:table-cell>
          <table:table-cell/>
          <table:table-cell office:value-type="float" office:value="0.8824658036">
            <text:p>0.8824658036</text:p>
          </table:table-cell>
          <table:table-cell table:number-columns-repeated="7"/>
          <table:table-cell office:value-type="float" office:value="64.5554458565">
            <text:p>64.5554458565</text:p>
          </table:table-cell>
          <table:table-cell table:number-columns-repeated="10"/>
          <table:table-cell office:value-type="float" office:value="0.901777129">
            <text:p>0.901777129</text:p>
          </table:table-cell>
          <table:table-cell table:number-columns-repeated="23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canopy</text:p>
          </table:table-cell>
          <table:table-cell office:value-type="string">
            <text:p>burn45</text:p>
          </table:table-cell>
          <table:table-cell office:value-type="float" office:value="18.4139196798">
            <text:p>18.4139196798</text:p>
          </table:table-cell>
          <table:table-cell/>
          <table:table-cell office:value-type="float" office:value="2.510728506">
            <text:p>2.510728506</text:p>
          </table:table-cell>
          <table:table-cell office:value-type="float" office:value="42.8400270476">
            <text:p>42.8400270476</text:p>
          </table:table-cell>
          <table:table-cell office:value-type="float" office:value="1.3112824226">
            <text:p>1.3112824226</text:p>
          </table:table-cell>
          <table:table-cell office:value-type="float" office:value="47.5622361086">
            <text:p>47.5622361086</text:p>
          </table:table-cell>
          <table:table-cell/>
          <table:table-cell office:value-type="float" office:value="125.7706680217">
            <text:p>125.7706680217</text:p>
          </table:table-cell>
          <table:table-cell table:number-columns-repeated="2"/>
          <table:table-cell office:value-type="float" office:value="3.5624445089">
            <text:p>3.5624445089</text:p>
          </table:table-cell>
          <table:table-cell table:number-columns-repeated="3"/>
          <table:table-cell office:value-type="float" office:value="4.3384198164">
            <text:p>4.3384198164</text:p>
          </table:table-cell>
          <table:table-cell office:value-type="float" office:value="20.1365471043">
            <text:p>20.1365471043</text:p>
          </table:table-cell>
          <table:table-cell/>
          <table:table-cell office:value-type="float" office:value="2.1824247233">
            <text:p>2.1824247233</text:p>
          </table:table-cell>
          <table:table-cell/>
          <table:table-cell office:value-type="float" office:value="12.4904030441">
            <text:p>12.4904030441</text:p>
          </table:table-cell>
          <table:table-cell table:number-columns-repeated="2"/>
          <table:table-cell office:value-type="float" office:value="1.3707659627">
            <text:p>1.3707659627</text:p>
          </table:table-cell>
          <table:table-cell office:value-type="float" office:value="1.2204338375">
            <text:p>1.2204338375</text:p>
          </table:table-cell>
          <table:table-cell office:value-type="float" office:value="0.7591248081">
            <text:p>0.7591248081</text:p>
          </table:table-cell>
          <table:table-cell office:value-type="float" office:value="5.4451143936">
            <text:p>5.4451143936</text:p>
          </table:table-cell>
          <table:table-cell office:value-type="float" office:value="45.7222443652">
            <text:p>45.7222443652</text:p>
          </table:table-cell>
          <table:table-cell table:number-columns-repeated="3"/>
          <table:table-cell office:value-type="float" office:value="1.7040885317">
            <text:p>1.7040885317</text:p>
          </table:table-cell>
          <table:table-cell office:value-type="float" office:value="6.2287805327">
            <text:p>6.2287805327</text:p>
          </table:table-cell>
          <table:table-cell office:value-type="float" office:value="0.7085561753">
            <text:p>0.7085561753</text:p>
          </table:table-cell>
          <table:table-cell table:number-columns-repeated="7"/>
          <table:table-cell office:value-type="float" office:value="1.7204634422">
            <text:p>1.7204634422</text:p>
          </table:table-cell>
          <table:table-cell/>
          <table:table-cell office:value-type="float" office:value="1.6611957026">
            <text:p>1.6611957026</text:p>
          </table:table-cell>
          <table:table-cell table:number-columns-repeated="2"/>
          <table:table-cell office:value-type="float" office:value="0.9815897281">
            <text:p>0.9815897281</text:p>
          </table:table-cell>
          <table:table-cell table:number-columns-repeated="2"/>
          <table:table-cell office:value-type="float" office:value="1.199417385">
            <text:p>1.199417385</text:p>
          </table:table-cell>
          <table:table-cell/>
          <table:table-cell office:value-type="float" office:value="2.3018133235">
            <text:p>2.3018133235</text:p>
          </table:table-cell>
          <table:table-cell table:number-columns-repeated="7"/>
          <table:table-cell office:value-type="float" office:value="75.3213152681">
            <text:p>75.3213152681</text:p>
          </table:table-cell>
          <table:table-cell table:number-columns-repeated="10"/>
          <table:table-cell office:value-type="float" office:value="1.7031556429">
            <text:p>1.7031556429</text:p>
          </table:table-cell>
          <table:table-cell table:number-columns-repeated="23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canopy</text:p>
          </table:table-cell>
          <table:table-cell office:value-type="string">
            <text:p>burn64</text:p>
          </table:table-cell>
          <table:table-cell office:value-type="float" office:value="22.9611414314">
            <text:p>22.9611414314</text:p>
          </table:table-cell>
          <table:table-cell/>
          <table:table-cell office:value-type="float" office:value="5.8090252224">
            <text:p>5.8090252224</text:p>
          </table:table-cell>
          <table:table-cell office:value-type="float" office:value="75.4286128396">
            <text:p>75.4286128396</text:p>
          </table:table-cell>
          <table:table-cell office:value-type="float" office:value="3.2071362479">
            <text:p>3.2071362479</text:p>
          </table:table-cell>
          <table:table-cell office:value-type="float" office:value="62.7615208417">
            <text:p>62.7615208417</text:p>
          </table:table-cell>
          <table:table-cell/>
          <table:table-cell office:value-type="float" office:value="122.1711684311">
            <text:p>122.1711684311</text:p>
          </table:table-cell>
          <table:table-cell table:number-columns-repeated="2"/>
          <table:table-cell office:value-type="float" office:value="8.5105621167">
            <text:p>8.5105621167</text:p>
          </table:table-cell>
          <table:table-cell table:number-columns-repeated="3"/>
          <table:table-cell office:value-type="float" office:value="29.9363912086">
            <text:p>29.9363912086</text:p>
          </table:table-cell>
          <table:table-cell office:value-type="float" office:value="25.8667109363">
            <text:p>25.8667109363</text:p>
          </table:table-cell>
          <table:table-cell table:number-columns-repeated="2"/>
          <table:table-cell office:value-type="float" office:value="5.7691204843">
            <text:p>5.7691204843</text:p>
          </table:table-cell>
          <table:table-cell office:value-type="float" office:value="23.6021283957">
            <text:p>23.6021283957</text:p>
          </table:table-cell>
          <table:table-cell table:number-columns-repeated="2"/>
          <table:table-cell office:value-type="float" office:value="2.8754128009">
            <text:p>2.8754128009</text:p>
          </table:table-cell>
          <table:table-cell office:value-type="float" office:value="4.6045095644">
            <text:p>4.6045095644</text:p>
          </table:table-cell>
          <table:table-cell office:value-type="float" office:value="1.6867406332">
            <text:p>1.6867406332</text:p>
          </table:table-cell>
          <table:table-cell office:value-type="float" office:value="12.9555620375">
            <text:p>12.9555620375</text:p>
          </table:table-cell>
          <table:table-cell office:value-type="float" office:value="88.8603688741">
            <text:p>88.8603688741</text:p>
          </table:table-cell>
          <table:table-cell table:number-columns-repeated="2"/>
          <table:table-cell office:value-type="float" office:value="1.0186766698">
            <text:p>1.0186766698</text:p>
          </table:table-cell>
          <table:table-cell office:value-type="float" office:value="3.6373060671">
            <text:p>3.6373060671</text:p>
          </table:table-cell>
          <table:table-cell office:value-type="float" office:value="15.026033482">
            <text:p>15.026033482</text:p>
          </table:table-cell>
          <table:table-cell office:value-type="float" office:value="1.7633460766">
            <text:p>1.7633460766</text:p>
          </table:table-cell>
          <table:table-cell table:number-columns-repeated="4"/>
          <table:table-cell office:value-type="float" office:value="15.4639769304">
            <text:p>15.4639769304</text:p>
          </table:table-cell>
          <table:table-cell office:value-type="float" office:value="0.3929532446">
            <text:p>0.3929532446</text:p>
          </table:table-cell>
          <table:table-cell/>
          <table:table-cell office:value-type="float" office:value="3.5361077781">
            <text:p>3.5361077781</text:p>
          </table:table-cell>
          <table:table-cell/>
          <table:table-cell office:value-type="float" office:value="1.7896606058">
            <text:p>1.7896606058</text:p>
          </table:table-cell>
          <table:table-cell table:number-columns-repeated="2"/>
          <table:table-cell office:value-type="float" office:value="0.983146689">
            <text:p>0.983146689</text:p>
          </table:table-cell>
          <table:table-cell table:number-columns-repeated="2"/>
          <table:table-cell office:value-type="float" office:value="2.7506832238">
            <text:p>2.7506832238</text:p>
          </table:table-cell>
          <table:table-cell/>
          <table:table-cell office:value-type="float" office:value="3.9585142833">
            <text:p>3.9585142833</text:p>
          </table:table-cell>
          <table:table-cell office:value-type="float" office:value="1.3972879133">
            <text:p>1.3972879133</text:p>
          </table:table-cell>
          <table:table-cell office:value-type="float" office:value="1.3131167331">
            <text:p>1.3131167331</text:p>
          </table:table-cell>
          <table:table-cell table:number-columns-repeated="5"/>
          <table:table-cell office:value-type="float" office:value="158.5130695035">
            <text:p>158.5130695035</text:p>
          </table:table-cell>
          <table:table-cell table:number-columns-repeated="4"/>
          <table:table-cell office:value-type="float" office:value="0.2254569004">
            <text:p>0.2254569004</text:p>
          </table:table-cell>
          <table:table-cell table:number-columns-repeated="5"/>
          <table:table-cell office:value-type="float" office:value="3.170400837">
            <text:p>3.170400837</text:p>
          </table:table-cell>
          <table:table-cell table:number-columns-repeated="23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composite</text:p>
          </table:table-cell>
          <table:table-cell office:value-type="string">
            <text:p>burn10</text:p>
          </table:table-cell>
          <table:table-cell office:value-type="float" office:value="1.9425307373">
            <text:p>1.9425307373</text:p>
          </table:table-cell>
          <table:table-cell table:number-columns-repeated="2"/>
          <table:table-cell office:value-type="float" office:value="9.824090189">
            <text:p>9.824090189</text:p>
          </table:table-cell>
          <table:table-cell office:value-type="float" office:value="0.4559271341">
            <text:p>0.4559271341</text:p>
          </table:table-cell>
          <table:table-cell office:value-type="float" office:value="10.8210772999">
            <text:p>10.8210772999</text:p>
          </table:table-cell>
          <table:table-cell/>
          <table:table-cell office:value-type="float" office:value="40.6224352098">
            <text:p>40.6224352098</text:p>
          </table:table-cell>
          <table:table-cell table:number-columns-repeated="2"/>
          <table:table-cell office:value-type="float" office:value="0.6029109083">
            <text:p>0.6029109083</text:p>
          </table:table-cell>
          <table:table-cell table:number-columns-repeated="3"/>
          <table:table-cell office:value-type="float" office:value="3.0543239064">
            <text:p>3.0543239064</text:p>
          </table:table-cell>
          <table:table-cell office:value-type="float" office:value="1.9320405013">
            <text:p>1.9320405013</text:p>
          </table:table-cell>
          <table:table-cell table:number-columns-repeated="3"/>
          <table:table-cell office:value-type="float" office:value="2.1674573386">
            <text:p>2.1674573386</text:p>
          </table:table-cell>
          <table:table-cell table:number-columns-repeated="3"/>
          <table:table-cell office:value-type="float" office:value="0.3696156436">
            <text:p>0.3696156436</text:p>
          </table:table-cell>
          <table:table-cell/>
          <table:table-cell office:value-type="float" office:value="1.9374643048">
            <text:p>1.9374643048</text:p>
          </table:table-cell>
          <table:table-cell office:value-type="float" office:value="14.5316158078">
            <text:p>14.5316158078</text:p>
          </table:table-cell>
          <table:table-cell table:number-columns-repeated="10"/>
          <table:table-cell office:value-type="float" office:value="0.8134719552">
            <text:p>0.8134719552</text:p>
          </table:table-cell>
          <table:table-cell table:number-columns-repeated="20"/>
          <table:table-cell office:value-type="float" office:value="23.6694011236">
            <text:p>23.6694011236</text:p>
          </table:table-cell>
          <table:table-cell table:number-columns-repeated="34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composite</text:p>
          </table:table-cell>
          <table:table-cell office:value-type="string">
            <text:p>burn11</text:p>
          </table:table-cell>
          <table:table-cell office:value-type="float" office:value="15.8095263787">
            <text:p>15.8095263787</text:p>
          </table:table-cell>
          <table:table-cell/>
          <table:table-cell office:value-type="float" office:value="3.869641481">
            <text:p>3.869641481</text:p>
          </table:table-cell>
          <table:table-cell office:value-type="float" office:value="66.9789927853">
            <text:p>66.9789927853</text:p>
          </table:table-cell>
          <table:table-cell/>
          <table:table-cell office:value-type="float" office:value="62.248805924">
            <text:p>62.248805924</text:p>
          </table:table-cell>
          <table:table-cell/>
          <table:table-cell office:value-type="float" office:value="182.5875051961">
            <text:p>182.5875051961</text:p>
          </table:table-cell>
          <table:table-cell table:number-columns-repeated="2"/>
          <table:table-cell office:value-type="float" office:value="8.0274290124">
            <text:p>8.0274290124</text:p>
          </table:table-cell>
          <table:table-cell table:number-columns-repeated="3"/>
          <table:table-cell office:value-type="float" office:value="0.5860631486">
            <text:p>0.5860631486</text:p>
          </table:table-cell>
          <table:table-cell office:value-type="float" office:value="24.0859134297">
            <text:p>24.0859134297</text:p>
          </table:table-cell>
          <table:table-cell/>
          <table:table-cell office:value-type="float" office:value="0.3929810536">
            <text:p>0.3929810536</text:p>
          </table:table-cell>
          <table:table-cell office:value-type="float" office:value="1.0398545904">
            <text:p>1.0398545904</text:p>
          </table:table-cell>
          <table:table-cell office:value-type="float" office:value="20.4054054906">
            <text:p>20.4054054906</text:p>
          </table:table-cell>
          <table:table-cell table:number-columns-repeated="2"/>
          <table:table-cell office:value-type="float" office:value="2.3956590486">
            <text:p>2.3956590486</text:p>
          </table:table-cell>
          <table:table-cell office:value-type="float" office:value="2.1440108584">
            <text:p>2.1440108584</text:p>
          </table:table-cell>
          <table:table-cell/>
          <table:table-cell office:value-type="float" office:value="9.6394882914">
            <text:p>9.6394882914</text:p>
          </table:table-cell>
          <table:table-cell office:value-type="float" office:value="96.4331230644">
            <text:p>96.4331230644</text:p>
          </table:table-cell>
          <table:table-cell table:number-columns-repeated="2"/>
          <table:table-cell office:value-type="float" office:value="0.8533963267">
            <text:p>0.8533963267</text:p>
          </table:table-cell>
          <table:table-cell office:value-type="float" office:value="3.3199918146">
            <text:p>3.3199918146</text:p>
          </table:table-cell>
          <table:table-cell office:value-type="float" office:value="6.1356732856">
            <text:p>6.1356732856</text:p>
          </table:table-cell>
          <table:table-cell office:value-type="float" office:value="0.4886374807">
            <text:p>0.4886374807</text:p>
          </table:table-cell>
          <table:table-cell table:number-columns-repeated="4"/>
          <table:table-cell office:value-type="float" office:value="2.8640462036">
            <text:p>2.8640462036</text:p>
          </table:table-cell>
          <table:table-cell/>
          <table:table-cell office:value-type="float" office:value="0.5308090666">
            <text:p>0.5308090666</text:p>
          </table:table-cell>
          <table:table-cell office:value-type="float" office:value="7.411216519">
            <text:p>7.411216519</text:p>
          </table:table-cell>
          <table:table-cell/>
          <table:table-cell office:value-type="float" office:value="0.8258540963">
            <text:p>0.8258540963</text:p>
          </table:table-cell>
          <table:table-cell office:value-type="float" office:value="0.7222577646">
            <text:p>0.7222577646</text:p>
          </table:table-cell>
          <table:table-cell table:number-columns-repeated="4"/>
          <table:table-cell office:value-type="float" office:value="3.135335544">
            <text:p>3.135335544</text:p>
          </table:table-cell>
          <table:table-cell/>
          <table:table-cell office:value-type="float" office:value="2.632336329">
            <text:p>2.632336329</text:p>
          </table:table-cell>
          <table:table-cell/>
          <table:table-cell office:value-type="float" office:value="0.9294526943">
            <text:p>0.9294526943</text:p>
          </table:table-cell>
          <table:table-cell table:number-columns-repeated="5"/>
          <table:table-cell office:value-type="float" office:value="148.5260545266">
            <text:p>148.5260545266</text:p>
          </table:table-cell>
          <table:table-cell table:number-columns-repeated="4"/>
          <table:table-cell office:value-type="float" office:value="0.6998892974">
            <text:p>0.6998892974</text:p>
          </table:table-cell>
          <table:table-cell table:number-columns-repeated="5"/>
          <table:table-cell office:value-type="float" office:value="6.9935791436">
            <text:p>6.9935791436</text:p>
          </table:table-cell>
          <table:table-cell table:number-columns-repeated="10"/>
          <table:table-cell office:value-type="float" office:value="0.4146974617">
            <text:p>0.4146974617</text:p>
          </table:table-cell>
          <table:table-cell table:number-columns-repeated="12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composite</text:p>
          </table:table-cell>
          <table:table-cell office:value-type="string">
            <text:p>burn14</text:p>
          </table:table-cell>
          <table:table-cell office:value-type="float" office:value="4.1826523087">
            <text:p>4.1826523087</text:p>
          </table:table-cell>
          <table:table-cell/>
          <table:table-cell office:value-type="float" office:value="1.0492783321">
            <text:p>1.0492783321</text:p>
          </table:table-cell>
          <table:table-cell office:value-type="float" office:value="16.0059149905">
            <text:p>16.0059149905</text:p>
          </table:table-cell>
          <table:table-cell/>
          <table:table-cell office:value-type="float" office:value="22.0446533659">
            <text:p>22.0446533659</text:p>
          </table:table-cell>
          <table:table-cell/>
          <table:table-cell office:value-type="float" office:value="78.0712761443">
            <text:p>78.0712761443</text:p>
          </table:table-cell>
          <table:table-cell table:number-columns-repeated="2"/>
          <table:table-cell office:value-type="float" office:value="1.1757572894">
            <text:p>1.1757572894</text:p>
          </table:table-cell>
          <table:table-cell table:number-columns-repeated="4"/>
          <table:table-cell office:value-type="float" office:value="8.301567187">
            <text:p>8.301567187</text:p>
          </table:table-cell>
          <table:table-cell table:number-columns-repeated="3"/>
          <table:table-cell office:value-type="float" office:value="5.8153673164">
            <text:p>5.8153673164</text:p>
          </table:table-cell>
          <table:table-cell table:number-columns-repeated="2"/>
          <table:table-cell office:value-type="float" office:value="0.633571263">
            <text:p>0.633571263</text:p>
          </table:table-cell>
          <table:table-cell office:value-type="float" office:value="5.0115519055">
            <text:p>5.0115519055</text:p>
          </table:table-cell>
          <table:table-cell/>
          <table:table-cell office:value-type="float" office:value="2.3946764173">
            <text:p>2.3946764173</text:p>
          </table:table-cell>
          <table:table-cell office:value-type="float" office:value="30.3047797436">
            <text:p>30.3047797436</text:p>
          </table:table-cell>
          <table:table-cell table:number-columns-repeated="3"/>
          <table:table-cell office:value-type="float" office:value="1.1333283659">
            <text:p>1.1333283659</text:p>
          </table:table-cell>
          <table:table-cell office:value-type="float" office:value="1.4864260871">
            <text:p>1.4864260871</text:p>
          </table:table-cell>
          <table:table-cell office:value-type="float" office:value="0.310124204">
            <text:p>0.310124204</text:p>
          </table:table-cell>
          <table:table-cell table:number-columns-repeated="4"/>
          <table:table-cell office:value-type="float" office:value="0.9289244188">
            <text:p>0.9289244188</text:p>
          </table:table-cell>
          <table:table-cell table:number-columns-repeated="2"/>
          <table:table-cell office:value-type="float" office:value="2.7638772825">
            <text:p>2.7638772825</text:p>
          </table:table-cell>
          <table:table-cell/>
          <table:table-cell office:value-type="float" office:value="0.4813756828">
            <text:p>0.4813756828</text:p>
          </table:table-cell>
          <table:table-cell table:number-columns-repeated="5"/>
          <table:table-cell office:value-type="float" office:value="0.7589871211">
            <text:p>0.7589871211</text:p>
          </table:table-cell>
          <table:table-cell table:number-columns-repeated="3"/>
          <table:table-cell office:value-type="float" office:value="0.6080420549">
            <text:p>0.6080420549</text:p>
          </table:table-cell>
          <table:table-cell table:number-columns-repeated="5"/>
          <table:table-cell office:value-type="float" office:value="70.9985252904">
            <text:p>70.9985252904</text:p>
          </table:table-cell>
          <table:table-cell office:value-type="float" office:value="0.1735490425">
            <text:p>0.1735490425</text:p>
          </table:table-cell>
          <table:table-cell table:number-columns-repeated="9"/>
          <table:table-cell office:value-type="float" office:value="1.8792190018">
            <text:p>1.8792190018</text:p>
          </table:table-cell>
          <table:table-cell table:number-columns-repeated="23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composite</text:p>
          </table:table-cell>
          <table:table-cell office:value-type="string">
            <text:p>burn57</text:p>
          </table:table-cell>
          <table:table-cell office:value-type="float" office:value="6.7372168449">
            <text:p>6.7372168449</text:p>
          </table:table-cell>
          <table:table-cell/>
          <table:table-cell office:value-type="float" office:value="0.7165871748">
            <text:p>0.7165871748</text:p>
          </table:table-cell>
          <table:table-cell office:value-type="float" office:value="19.0573966846">
            <text:p>19.0573966846</text:p>
          </table:table-cell>
          <table:table-cell office:value-type="float" office:value="0.6002052137">
            <text:p>0.6002052137</text:p>
          </table:table-cell>
          <table:table-cell office:value-type="float" office:value="29.6514562773">
            <text:p>29.6514562773</text:p>
          </table:table-cell>
          <table:table-cell/>
          <table:table-cell office:value-type="float" office:value="91.6869651211">
            <text:p>91.6869651211</text:p>
          </table:table-cell>
          <table:table-cell table:number-columns-repeated="2"/>
          <table:table-cell office:value-type="float" office:value="0.8710837966">
            <text:p>0.8710837966</text:p>
          </table:table-cell>
          <table:table-cell table:number-columns-repeated="3"/>
          <table:table-cell office:value-type="float" office:value="3.2087137029">
            <text:p>3.2087137029</text:p>
          </table:table-cell>
          <table:table-cell office:value-type="float" office:value="6.8955631512">
            <text:p>6.8955631512</text:p>
          </table:table-cell>
          <table:table-cell table:number-columns-repeated="3"/>
          <table:table-cell office:value-type="float" office:value="4.9421345536">
            <text:p>4.9421345536</text:p>
          </table:table-cell>
          <table:table-cell table:number-columns-repeated="2"/>
          <table:table-cell office:value-type="float" office:value="0.5270068755">
            <text:p>0.5270068755</text:p>
          </table:table-cell>
          <table:table-cell office:value-type="float" office:value="4.7887474337">
            <text:p>4.7887474337</text:p>
          </table:table-cell>
          <table:table-cell/>
          <table:table-cell office:value-type="float" office:value="3.042138931">
            <text:p>3.042138931</text:p>
          </table:table-cell>
          <table:table-cell office:value-type="float" office:value="27.7135485272">
            <text:p>27.7135485272</text:p>
          </table:table-cell>
          <table:table-cell table:number-columns-repeated="3"/>
          <table:table-cell office:value-type="float" office:value="0.6609797857">
            <text:p>0.6609797857</text:p>
          </table:table-cell>
          <table:table-cell office:value-type="float" office:value="0.8054192411">
            <text:p>0.8054192411</text:p>
          </table:table-cell>
          <table:table-cell table:number-columns-repeated="5"/>
          <table:table-cell office:value-type="float" office:value="1.4695780337">
            <text:p>1.4695780337</text:p>
          </table:table-cell>
          <table:table-cell table:number-columns-repeated="10"/>
          <table:table-cell office:value-type="float" office:value="0.7624267789">
            <text:p>0.7624267789</text:p>
          </table:table-cell>
          <table:table-cell/>
          <table:table-cell office:value-type="float" office:value="1.017889027">
            <text:p>1.017889027</text:p>
          </table:table-cell>
          <table:table-cell table:number-columns-repeated="7"/>
          <table:table-cell office:value-type="float" office:value="69.9417527799">
            <text:p>69.9417527799</text:p>
          </table:table-cell>
          <table:table-cell table:number-columns-repeated="10"/>
          <table:table-cell office:value-type="float" office:value="1.4091040942">
            <text:p>1.4091040942</text:p>
          </table:table-cell>
          <table:table-cell table:number-columns-repeated="23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litter</text:p>
          </table:table-cell>
          <table:table-cell office:value-type="string">
            <text:p>burn22</text:p>
          </table:table-cell>
          <table:table-cell table:number-columns-repeated="3"/>
          <table:table-cell office:value-type="float" office:value="0.4841730471">
            <text:p>0.4841730471</text:p>
          </table:table-cell>
          <table:table-cell/>
          <table:table-cell office:value-type="float" office:value="9.0430390084">
            <text:p>9.0430390084</text:p>
          </table:table-cell>
          <table:table-cell/>
          <table:table-cell office:value-type="float" office:value="2.8025519337">
            <text:p>2.8025519337</text:p>
          </table:table-cell>
          <table:table-cell table:number-columns-repeated="2"/>
          <table:table-cell office:value-type="float" office:value="0.667887918">
            <text:p>0.667887918</text:p>
          </table:table-cell>
          <table:table-cell table:number-columns-repeated="4"/>
          <table:table-cell office:value-type="float" office:value="32.1312532369">
            <text:p>32.1312532369</text:p>
          </table:table-cell>
          <table:table-cell table:number-columns-repeated="3"/>
          <table:table-cell office:value-type="float" office:value="5.9412123017">
            <text:p>5.9412123017</text:p>
          </table:table-cell>
          <table:table-cell table:number-columns-repeated="2"/>
          <table:table-cell office:value-type="float" office:value="0.6981479864">
            <text:p>0.6981479864</text:p>
          </table:table-cell>
          <table:table-cell office:value-type="float" office:value="6.3594972141">
            <text:p>6.3594972141</text:p>
          </table:table-cell>
          <table:table-cell/>
          <table:table-cell office:value-type="float" office:value="4.8770348418">
            <text:p>4.8770348418</text:p>
          </table:table-cell>
          <table:table-cell office:value-type="float" office:value="11.9990858239">
            <text:p>11.9990858239</text:p>
          </table:table-cell>
          <table:table-cell table:number-columns-repeated="22"/>
          <table:table-cell office:value-type="float" office:value="3.0821422679">
            <text:p>3.0821422679</text:p>
          </table:table-cell>
          <table:table-cell table:number-columns-repeated="4"/>
          <table:table-cell office:value-type="float" office:value="1.7235702723">
            <text:p>1.7235702723</text:p>
          </table:table-cell>
          <table:table-cell table:number-columns-repeated="14"/>
          <table:table-cell office:value-type="float" office:value="0.901902377">
            <text:p>0.901902377</text:p>
          </table:table-cell>
          <table:table-cell table:number-columns-repeated="3"/>
          <table:table-cell office:value-type="float" office:value="0.3737405989">
            <text:p>0.3737405989</text:p>
          </table:table-cell>
          <table:table-cell table:number-columns-repeated="7"/>
          <table:table-cell office:value-type="float" office:value="0.3534467618">
            <text:p>0.3534467618</text:p>
          </table:table-cell>
          <table:table-cell table:number-columns-repeated="4"/>
          <table:table-cell office:value-type="float" office:value="0.4322545729">
            <text:p>0.4322545729</text:p>
          </table:table-cell>
          <table:table-cell table:number-columns-repeated="6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litter</text:p>
          </table:table-cell>
          <table:table-cell office:value-type="string">
            <text:p>burn43</text:p>
          </table:table-cell>
          <table:table-cell table:number-columns-repeated="93"/>
        </table:table-row>
        <table:table-row table:style-name="ro1">
          <table:table-cell office:value-type="string">
            <text:p>Doug fir</text:p>
          </table:table-cell>
          <table:table-cell office:value-type="string">
            <text:p>rotten log</text:p>
          </table:table-cell>
          <table:table-cell office:value-type="string">
            <text:p>burn31</text:p>
          </table:table-cell>
          <table:table-cell table:number-columns-repeated="3"/>
          <table:table-cell office:value-type="float" office:value="1.9645815617">
            <text:p>1.9645815617</text:p>
          </table:table-cell>
          <table:table-cell table:number-columns-repeated="3"/>
          <table:table-cell office:value-type="float" office:value="7.2606699578">
            <text:p>7.2606699578</text:p>
          </table:table-cell>
          <table:table-cell table:number-columns-repeated="13"/>
          <table:table-cell office:value-type="float" office:value="0.7841115726">
            <text:p>0.7841115726</text:p>
          </table:table-cell>
          <table:table-cell table:number-columns-repeated="2"/>
          <table:table-cell office:value-type="float" office:value="1.3249919124">
            <text:p>1.3249919124</text:p>
          </table:table-cell>
          <table:table-cell office:value-type="float" office:value="10.5375443763">
            <text:p>10.5375443763</text:p>
          </table:table-cell>
          <table:table-cell office:value-type="float" office:value="1.1493348109">
            <text:p>1.1493348109</text:p>
          </table:table-cell>
          <table:table-cell table:number-columns-repeated="5"/>
          <table:table-cell office:value-type="float" office:value="0.3263841638">
            <text:p>0.3263841638</text:p>
          </table:table-cell>
          <table:table-cell table:number-columns-repeated="6"/>
          <table:table-cell office:value-type="float" office:value="0.377584245">
            <text:p>0.377584245</text:p>
          </table:table-cell>
          <table:table-cell table:number-columns-repeated="8"/>
          <table:table-cell office:value-type="float" office:value="1.8458163674">
            <text:p>1.8458163674</text:p>
          </table:table-cell>
          <table:table-cell/>
          <table:table-cell office:value-type="float" office:value="2.9585426061">
            <text:p>2.9585426061</text:p>
          </table:table-cell>
          <table:table-cell table:number-columns-repeated="37"/>
          <table:table-cell office:value-type="float" office:value="0.8005405955">
            <text:p>0.8005405955</text:p>
          </table:table-cell>
          <table:table-cell table:number-columns-repeated="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anopy</text:p>
          </table:table-cell>
          <table:table-cell office:value-type="string">
            <text:p>burn17</text:p>
          </table:table-cell>
          <table:table-cell office:value-type="float" office:value="0.4493198576">
            <text:p>0.4493198576</text:p>
          </table:table-cell>
          <table:table-cell/>
          <table:table-cell office:value-type="float" office:value="1.0488066974">
            <text:p>1.0488066974</text:p>
          </table:table-cell>
          <table:table-cell office:value-type="float" office:value="10.6914559529">
            <text:p>10.6914559529</text:p>
          </table:table-cell>
          <table:table-cell office:value-type="float" office:value="0.5411843439">
            <text:p>0.5411843439</text:p>
          </table:table-cell>
          <table:table-cell office:value-type="float" office:value="29.4153723171">
            <text:p>29.4153723171</text:p>
          </table:table-cell>
          <table:table-cell/>
          <table:table-cell office:value-type="float" office:value="57.001839843">
            <text:p>57.001839843</text:p>
          </table:table-cell>
          <table:table-cell table:number-columns-repeated="2"/>
          <table:table-cell office:value-type="float" office:value="2.0895530151">
            <text:p>2.0895530151</text:p>
          </table:table-cell>
          <table:table-cell table:number-columns-repeated="3"/>
          <table:table-cell office:value-type="float" office:value="3.9540179512">
            <text:p>3.9540179512</text:p>
          </table:table-cell>
          <table:table-cell office:value-type="float" office:value="3.5220073783">
            <text:p>3.5220073783</text:p>
          </table:table-cell>
          <table:table-cell table:number-columns-repeated="2"/>
          <table:table-cell office:value-type="float" office:value="1.1109495652">
            <text:p>1.1109495652</text:p>
          </table:table-cell>
          <table:table-cell office:value-type="float" office:value="17.4814436735">
            <text:p>17.4814436735</text:p>
          </table:table-cell>
          <table:table-cell table:number-columns-repeated="2"/>
          <table:table-cell office:value-type="float" office:value="0.8610906338">
            <text:p>0.8610906338</text:p>
          </table:table-cell>
          <table:table-cell office:value-type="float" office:value="23.8484007543">
            <text:p>23.8484007543</text:p>
          </table:table-cell>
          <table:table-cell office:value-type="float" office:value="0.755250457">
            <text:p>0.755250457</text:p>
          </table:table-cell>
          <table:table-cell office:value-type="float" office:value="4.148138934">
            <text:p>4.148138934</text:p>
          </table:table-cell>
          <table:table-cell office:value-type="float" office:value="90.0073912856">
            <text:p>90.0073912856</text:p>
          </table:table-cell>
          <table:table-cell/>
          <table:table-cell office:value-type="float" office:value="7.8660608546">
            <text:p>7.8660608546</text:p>
          </table:table-cell>
          <table:table-cell/>
          <table:table-cell office:value-type="float" office:value="1.5872431209">
            <text:p>1.5872431209</text:p>
          </table:table-cell>
          <table:table-cell office:value-type="float" office:value="1.4664503307">
            <text:p>1.4664503307</text:p>
          </table:table-cell>
          <table:table-cell office:value-type="float" office:value="0.8661356131">
            <text:p>0.8661356131</text:p>
          </table:table-cell>
          <table:table-cell table:number-columns-repeated="4"/>
          <table:table-cell office:value-type="float" office:value="4.0116640145">
            <text:p>4.0116640145</text:p>
          </table:table-cell>
          <table:table-cell/>
          <table:table-cell office:value-type="float" office:value="0.5536461942">
            <text:p>0.5536461942</text:p>
          </table:table-cell>
          <table:table-cell table:number-columns-repeated="2"/>
          <table:table-cell office:value-type="float" office:value="1.7793173468">
            <text:p>1.7793173468</text:p>
          </table:table-cell>
          <table:table-cell table:number-columns-repeated="5"/>
          <table:table-cell office:value-type="float" office:value="26.6636273602">
            <text:p>26.6636273602</text:p>
          </table:table-cell>
          <table:table-cell/>
          <table:table-cell office:value-type="float" office:value="1.570370849">
            <text:p>1.570370849</text:p>
          </table:table-cell>
          <table:table-cell/>
          <table:table-cell office:value-type="float" office:value="2.0577810426">
            <text:p>2.0577810426</text:p>
          </table:table-cell>
          <table:table-cell table:number-columns-repeated="5"/>
          <table:table-cell office:value-type="float" office:value="21.823909174">
            <text:p>21.823909174</text:p>
          </table:table-cell>
          <table:table-cell table:number-columns-repeated="3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anopy</text:p>
          </table:table-cell>
          <table:table-cell office:value-type="string">
            <text:p>burn25</text:p>
          </table:table-cell>
          <table:table-cell table:number-columns-repeated="5"/>
          <table:table-cell office:value-type="float" office:value="1.8022599731">
            <text:p>1.8022599731</text:p>
          </table:table-cell>
          <table:table-cell/>
          <table:table-cell office:value-type="float" office:value="1.5667015552">
            <text:p>1.5667015552</text:p>
          </table:table-cell>
          <table:table-cell table:number-columns-repeated="7"/>
          <table:table-cell office:value-type="float" office:value="2.6890457313">
            <text:p>2.6890457313</text:p>
          </table:table-cell>
          <table:table-cell table:number-columns-repeated="3"/>
          <table:table-cell office:value-type="float" office:value="1.3511586659">
            <text:p>1.3511586659</text:p>
          </table:table-cell>
          <table:table-cell table:number-columns-repeated="5"/>
          <table:table-cell office:value-type="float" office:value="0.3589959948">
            <text:p>0.3589959948</text:p>
          </table:table-cell>
          <table:table-cell office:value-type="float" office:value="0.4514353528">
            <text:p>0.4514353528</text:p>
          </table:table-cell>
          <table:table-cell office:value-type="float" office:value="0.8331599731">
            <text:p>0.8331599731</text:p>
          </table:table-cell>
          <table:table-cell table:number-columns-repeated="20"/>
          <table:table-cell office:value-type="float" office:value="2.4809111432">
            <text:p>2.4809111432</text:p>
          </table:table-cell>
          <table:table-cell table:number-columns-repeated="4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anopy</text:p>
          </table:table-cell>
          <table:table-cell office:value-type="string">
            <text:p>burn44</text:p>
          </table:table-cell>
          <table:table-cell table:number-columns-repeated="3"/>
          <table:table-cell office:value-type="float" office:value="1.2217951404">
            <text:p>1.2217951404</text:p>
          </table:table-cell>
          <table:table-cell/>
          <table:table-cell office:value-type="float" office:value="3.8093403709">
            <text:p>3.8093403709</text:p>
          </table:table-cell>
          <table:table-cell/>
          <table:table-cell office:value-type="float" office:value="3.2695626413">
            <text:p>3.2695626413</text:p>
          </table:table-cell>
          <table:table-cell table:number-columns-repeated="7"/>
          <table:table-cell office:value-type="float" office:value="1.6502177144">
            <text:p>1.6502177144</text:p>
          </table:table-cell>
          <table:table-cell table:number-columns-repeated="3"/>
          <table:table-cell office:value-type="float" office:value="1.4622476876">
            <text:p>1.4622476876</text:p>
          </table:table-cell>
          <table:table-cell table:number-columns-repeated="5"/>
          <table:table-cell office:value-type="float" office:value="1.0621989887">
            <text:p>1.0621989887</text:p>
          </table:table-cell>
          <table:table-cell office:value-type="float" office:value="2.9802097074">
            <text:p>2.9802097074</text:p>
          </table:table-cell>
          <table:table-cell office:value-type="float" office:value="1.0708556959">
            <text:p>1.0708556959</text:p>
          </table:table-cell>
          <table:table-cell table:number-columns-repeated="30"/>
          <table:table-cell office:value-type="float" office:value="1.2812089232">
            <text:p>1.2812089232</text:p>
          </table:table-cell>
          <table:table-cell table:number-columns-repeated="3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omposite</text:p>
          </table:table-cell>
          <table:table-cell office:value-type="string">
            <text:p>burn08</text:p>
          </table:table-cell>
          <table:table-cell table:number-columns-repeated="3"/>
          <table:table-cell office:value-type="float" office:value="0.9938851516">
            <text:p>0.9938851516</text:p>
          </table:table-cell>
          <table:table-cell table:number-columns-repeated="3"/>
          <table:table-cell office:value-type="float" office:value="2.8480157874">
            <text:p>2.8480157874</text:p>
          </table:table-cell>
          <table:table-cell table:number-columns-repeated="11"/>
          <table:table-cell office:value-type="float" office:value="2.5567947232">
            <text:p>2.5567947232</text:p>
          </table:table-cell>
          <table:table-cell table:number-columns-repeated="5"/>
          <table:table-cell office:value-type="float" office:value="3.2405633112">
            <text:p>3.2405633112</text:p>
          </table:table-cell>
          <table:table-cell office:value-type="float" office:value="2.3938464652">
            <text:p>2.3938464652</text:p>
          </table:table-cell>
          <table:table-cell table:number-columns-repeated="5"/>
          <table:table-cell office:value-type="float" office:value="0.2832404359">
            <text:p>0.2832404359</text:p>
          </table:table-cell>
          <table:table-cell table:number-columns-repeated="15"/>
          <table:table-cell office:value-type="float" office:value="2.9129103934">
            <text:p>2.9129103934</text:p>
          </table:table-cell>
          <table:table-cell table:number-columns-repeated="9"/>
          <table:table-cell office:value-type="float" office:value="3.7396093039">
            <text:p>3.7396093039</text:p>
          </table:table-cell>
          <table:table-cell office:value-type="float" office:value="0.2123203092">
            <text:p>0.2123203092</text:p>
          </table:table-cell>
          <table:table-cell table:number-columns-repeated="9"/>
          <table:table-cell office:value-type="float" office:value="1.0609971667">
            <text:p>1.0609971667</text:p>
          </table:table-cell>
          <table:table-cell table:number-columns-repeated="18"/>
          <table:table-cell office:value-type="float" office:value="1.0580142941">
            <text:p>1.0580142941</text:p>
          </table:table-cell>
          <table:table-cell table:number-columns-repeated="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omposite</text:p>
          </table:table-cell>
          <table:table-cell office:value-type="string">
            <text:p>burn09</text:p>
          </table:table-cell>
          <table:table-cell table:number-columns-repeated="3"/>
          <table:table-cell office:value-type="float" office:value="0.6482286889">
            <text:p>0.6482286889</text:p>
          </table:table-cell>
          <table:table-cell table:number-columns-repeated="3"/>
          <table:table-cell office:value-type="float" office:value="1.7894189389">
            <text:p>1.7894189389</text:p>
          </table:table-cell>
          <table:table-cell table:number-columns-repeated="7"/>
          <table:table-cell office:value-type="float" office:value="2.3498394116">
            <text:p>2.3498394116</text:p>
          </table:table-cell>
          <table:table-cell table:number-columns-repeated="3"/>
          <table:table-cell office:value-type="float" office:value="2.3517072103">
            <text:p>2.3517072103</text:p>
          </table:table-cell>
          <table:table-cell table:number-columns-repeated="3"/>
          <table:table-cell office:value-type="float" office:value="0.5227352071">
            <text:p>0.5227352071</text:p>
          </table:table-cell>
          <table:table-cell/>
          <table:table-cell office:value-type="float" office:value="2.6029821314">
            <text:p>2.6029821314</text:p>
          </table:table-cell>
          <table:table-cell office:value-type="float" office:value="1.9424376718">
            <text:p>1.9424376718</text:p>
          </table:table-cell>
          <table:table-cell office:value-type="float" office:value="3.1066419">
            <text:p>3.1066419</text:p>
          </table:table-cell>
          <table:table-cell table:number-columns-repeated="20"/>
          <table:table-cell office:value-type="float" office:value="1.6391713861">
            <text:p>1.6391713861</text:p>
          </table:table-cell>
          <table:table-cell table:number-columns-repeated="9"/>
          <table:table-cell office:value-type="float" office:value="1.6667869085">
            <text:p>1.6667869085</text:p>
          </table:table-cell>
          <table:table-cell table:number-columns-repeated="3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omposite</text:p>
          </table:table-cell>
          <table:table-cell office:value-type="string">
            <text:p>burn52</text:p>
          </table:table-cell>
          <table:table-cell office:value-type="float" office:value="0.3660340536">
            <text:p>0.3660340536</text:p>
          </table:table-cell>
          <table:table-cell table:number-columns-repeated="2"/>
          <table:table-cell office:value-type="float" office:value="0.6481209986">
            <text:p>0.6481209986</text:p>
          </table:table-cell>
          <table:table-cell/>
          <table:table-cell office:value-type="float" office:value="11.7750389019">
            <text:p>11.7750389019</text:p>
          </table:table-cell>
          <table:table-cell/>
          <table:table-cell office:value-type="float" office:value="1.4721299279">
            <text:p>1.4721299279</text:p>
          </table:table-cell>
          <table:table-cell table:number-columns-repeated="6"/>
          <table:table-cell office:value-type="float" office:value="0.2920368044">
            <text:p>0.2920368044</text:p>
          </table:table-cell>
          <table:table-cell office:value-type="float" office:value="6.7493304543">
            <text:p>6.7493304543</text:p>
          </table:table-cell>
          <table:table-cell table:number-columns-repeated="3"/>
          <table:table-cell office:value-type="float" office:value="4.8785933501">
            <text:p>4.8785933501</text:p>
          </table:table-cell>
          <table:table-cell table:number-columns-repeated="2"/>
          <table:table-cell office:value-type="float" office:value="0.4160082018">
            <text:p>0.4160082018</text:p>
          </table:table-cell>
          <table:table-cell office:value-type="float" office:value="0.6882907389">
            <text:p>0.6882907389</text:p>
          </table:table-cell>
          <table:table-cell/>
          <table:table-cell office:value-type="float" office:value="3.7106982527">
            <text:p>3.7106982527</text:p>
          </table:table-cell>
          <table:table-cell office:value-type="float" office:value="6.7130291448">
            <text:p>6.7130291448</text:p>
          </table:table-cell>
          <table:table-cell office:value-type="float" office:value="3.1778583717">
            <text:p>3.1778583717</text:p>
          </table:table-cell>
          <table:table-cell table:number-columns-repeated="20"/>
          <table:table-cell office:value-type="float" office:value="0.4303781488">
            <text:p>0.4303781488</text:p>
          </table:table-cell>
          <table:table-cell/>
          <table:table-cell office:value-type="float" office:value="1.4274563271">
            <text:p>1.4274563271</text:p>
          </table:table-cell>
          <table:table-cell table:number-columns-repeated="7"/>
          <table:table-cell office:value-type="float" office:value="2.1677810712">
            <text:p>2.1677810712</text:p>
          </table:table-cell>
          <table:table-cell table:number-columns-repeated="10"/>
          <table:table-cell office:value-type="float" office:value="0.7637428033">
            <text:p>0.7637428033</text:p>
          </table:table-cell>
          <table:table-cell table:number-columns-repeated="23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composite</text:p>
          </table:table-cell>
          <table:table-cell office:value-type="string">
            <text:p>Burn54</text:p>
          </table:table-cell>
          <table:table-cell office:value-type="float" office:value="0.3155763495">
            <text:p>0.3155763495</text:p>
          </table:table-cell>
          <table:table-cell table:number-columns-repeated="2"/>
          <table:table-cell office:value-type="float" office:value="1.2081446005">
            <text:p>1.2081446005</text:p>
          </table:table-cell>
          <table:table-cell/>
          <table:table-cell office:value-type="float" office:value="6.2707330122">
            <text:p>6.2707330122</text:p>
          </table:table-cell>
          <table:table-cell/>
          <table:table-cell office:value-type="float" office:value="8.0180026454">
            <text:p>8.0180026454</text:p>
          </table:table-cell>
          <table:table-cell table:number-columns-repeated="2"/>
          <table:table-cell office:value-type="float" office:value="0.5979898437">
            <text:p>0.5979898437</text:p>
          </table:table-cell>
          <table:table-cell table:number-columns-repeated="3"/>
          <table:table-cell office:value-type="float" office:value="0.2958183387">
            <text:p>0.2958183387</text:p>
          </table:table-cell>
          <table:table-cell office:value-type="float" office:value="2.875560631">
            <text:p>2.875560631</text:p>
          </table:table-cell>
          <table:table-cell table:number-columns-repeated="3"/>
          <table:table-cell office:value-type="float" office:value="6.4632789834">
            <text:p>6.4632789834</text:p>
          </table:table-cell>
          <table:table-cell table:number-columns-repeated="2"/>
          <table:table-cell office:value-type="float" office:value="0.4837539344">
            <text:p>0.4837539344</text:p>
          </table:table-cell>
          <table:table-cell table:number-columns-repeated="2"/>
          <table:table-cell office:value-type="float" office:value="7.4710161539">
            <text:p>7.4710161539</text:p>
          </table:table-cell>
          <table:table-cell office:value-type="float" office:value="8.3873682604">
            <text:p>8.3873682604</text:p>
          </table:table-cell>
          <table:table-cell office:value-type="float" office:value="4.424111646">
            <text:p>4.424111646</text:p>
          </table:table-cell>
          <table:table-cell table:number-columns-repeated="20"/>
          <table:table-cell office:value-type="float" office:value="6.0019117978">
            <text:p>6.0019117978</text:p>
          </table:table-cell>
          <table:table-cell/>
          <table:table-cell office:value-type="float" office:value="0.6854067896">
            <text:p>0.6854067896</text:p>
          </table:table-cell>
          <table:table-cell/>
          <table:table-cell office:value-type="float" office:value="0.5965335983">
            <text:p>0.5965335983</text:p>
          </table:table-cell>
          <table:table-cell/>
          <table:table-cell office:value-type="float" office:value="0.8831010457">
            <text:p>0.8831010457</text:p>
          </table:table-cell>
          <table:table-cell table:number-columns-repeated="3"/>
          <table:table-cell office:value-type="float" office:value="1.2576157707">
            <text:p>1.2576157707</text:p>
          </table:table-cell>
          <table:table-cell table:number-columns-repeated="10"/>
          <table:table-cell office:value-type="float" office:value="0.8810544729">
            <text:p>0.8810544729</text:p>
          </table:table-cell>
          <table:table-cell table:number-columns-repeated="8"/>
          <table:table-cell office:value-type="float" office:value="0.7978334564">
            <text:p>0.7978334564</text:p>
          </table:table-cell>
          <table:table-cell table:number-columns-repeated="1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Duff</text:p>
          </table:table-cell>
          <table:table-cell office:value-type="string">
            <text:p>burn12</text:p>
          </table:table-cell>
          <table:table-cell office:value-type="float" office:value="2.2013202594">
            <text:p>2.2013202594</text:p>
          </table:table-cell>
          <table:table-cell table:number-columns-repeated="2"/>
          <table:table-cell office:value-type="float" office:value="5.1693506592">
            <text:p>5.1693506592</text:p>
          </table:table-cell>
          <table:table-cell office:value-type="float" office:value="1.9536730354">
            <text:p>1.9536730354</text:p>
          </table:table-cell>
          <table:table-cell office:value-type="float" office:value="7.1835092531">
            <text:p>7.1835092531</text:p>
          </table:table-cell>
          <table:table-cell/>
          <table:table-cell office:value-type="float" office:value="9.6980241066">
            <text:p>9.6980241066</text:p>
          </table:table-cell>
          <table:table-cell table:number-columns-repeated="4"/>
          <table:table-cell office:value-type="float" office:value="4.4079143238">
            <text:p>4.4079143238</text:p>
          </table:table-cell>
          <table:table-cell/>
          <table:table-cell office:value-type="float" office:value="2.0743178421">
            <text:p>2.0743178421</text:p>
          </table:table-cell>
          <table:table-cell office:value-type="float" office:value="4.1560612462">
            <text:p>4.1560612462</text:p>
          </table:table-cell>
          <table:table-cell/>
          <table:table-cell office:value-type="float" office:value="0.7207043275">
            <text:p>0.7207043275</text:p>
          </table:table-cell>
          <table:table-cell/>
          <table:table-cell office:value-type="float" office:value="3.3625374243">
            <text:p>3.3625374243</text:p>
          </table:table-cell>
          <table:table-cell table:number-columns-repeated="2"/>
          <table:table-cell office:value-type="float" office:value="27.7419333654">
            <text:p>27.7419333654</text:p>
          </table:table-cell>
          <table:table-cell office:value-type="float" office:value="28.6682074043">
            <text:p>28.6682074043</text:p>
          </table:table-cell>
          <table:table-cell office:value-type="float" office:value="32.0148949818">
            <text:p>32.0148949818</text:p>
          </table:table-cell>
          <table:table-cell office:value-type="float" office:value="46.077527182">
            <text:p>46.077527182</text:p>
          </table:table-cell>
          <table:table-cell office:value-type="float" office:value="10.0214893446">
            <text:p>10.0214893446</text:p>
          </table:table-cell>
          <table:table-cell office:value-type="float" office:value="70.8581413043">
            <text:p>70.8581413043</text:p>
          </table:table-cell>
          <table:table-cell table:number-columns-repeated="2"/>
          <table:table-cell office:value-type="float" office:value="3.7124294982">
            <text:p>3.7124294982</text:p>
          </table:table-cell>
          <table:table-cell/>
          <table:table-cell office:value-type="float" office:value="3.2838527421">
            <text:p>3.2838527421</text:p>
          </table:table-cell>
          <table:table-cell table:number-columns-repeated="4"/>
          <table:table-cell office:value-type="float" office:value="3.9794491464">
            <text:p>3.9794491464</text:p>
          </table:table-cell>
          <table:table-cell table:number-columns-repeated="4"/>
          <table:table-cell office:value-type="float" office:value="1.2691779065">
            <text:p>1.2691779065</text:p>
          </table:table-cell>
          <table:table-cell table:number-columns-repeated="5"/>
          <table:table-cell office:value-type="float" office:value="3.5143244967">
            <text:p>3.5143244967</text:p>
          </table:table-cell>
          <table:table-cell/>
          <table:table-cell office:value-type="float" office:value="5.3758184916">
            <text:p>5.3758184916</text:p>
          </table:table-cell>
          <table:table-cell/>
          <table:table-cell office:value-type="float" office:value="1.5831481074">
            <text:p>1.5831481074</text:p>
          </table:table-cell>
          <table:table-cell table:number-columns-repeated="5"/>
          <table:table-cell office:value-type="float" office:value="1.7509218627">
            <text:p>1.7509218627</text:p>
          </table:table-cell>
          <table:table-cell office:value-type="float" office:value="2.0263854463">
            <text:p>2.0263854463</text:p>
          </table:table-cell>
          <table:table-cell table:number-columns-repeated="9"/>
          <table:table-cell office:value-type="float" office:value="4.8348976447">
            <text:p>4.8348976447</text:p>
          </table:table-cell>
          <table:table-cell table:number-columns-repeated="14"/>
          <table:table-cell office:value-type="float" office:value="0.8696176794">
            <text:p>0.8696176794</text:p>
          </table:table-cell>
          <table:table-cell table:number-columns-repeated="3"/>
          <table:table-cell office:value-type="float" office:value="11.6991661481">
            <text:p>11.6991661481</text:p>
          </table:table-cell>
          <table:table-cell table:number-columns-repeated="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duff</text:p>
          </table:table-cell>
          <table:table-cell office:value-type="string">
            <text:p>burn26</text:p>
          </table:table-cell>
          <table:table-cell office:value-type="float" office:value="0.336951102">
            <text:p>0.336951102</text:p>
          </table:table-cell>
          <table:table-cell table:number-columns-repeated="2"/>
          <table:table-cell office:value-type="float" office:value="0.3988893519">
            <text:p>0.3988893519</text:p>
          </table:table-cell>
          <table:table-cell table:number-columns-repeated="3"/>
          <table:table-cell office:value-type="float" office:value="1.020272639">
            <text:p>1.020272639</text:p>
          </table:table-cell>
          <table:table-cell table:number-columns-repeated="4"/>
          <table:table-cell office:value-type="float" office:value="0.5092214707">
            <text:p>0.5092214707</text:p>
          </table:table-cell>
          <table:table-cell table:number-columns-repeated="6"/>
          <table:table-cell office:value-type="float" office:value="0.1811376332">
            <text:p>0.1811376332</text:p>
          </table:table-cell>
          <table:table-cell table:number-columns-repeated="2"/>
          <table:table-cell office:value-type="float" office:value="4.5653666218">
            <text:p>4.5653666218</text:p>
          </table:table-cell>
          <table:table-cell office:value-type="float" office:value="4.0420385319">
            <text:p>4.0420385319</text:p>
          </table:table-cell>
          <table:table-cell office:value-type="float" office:value="4.0374199673">
            <text:p>4.0374199673</text:p>
          </table:table-cell>
          <table:table-cell office:value-type="float" office:value="10.7190092536">
            <text:p>10.7190092536</text:p>
          </table:table-cell>
          <table:table-cell office:value-type="float" office:value="3.5647893209">
            <text:p>3.5647893209</text:p>
          </table:table-cell>
          <table:table-cell office:value-type="float" office:value="8.7776432057">
            <text:p>8.7776432057</text:p>
          </table:table-cell>
          <table:table-cell table:number-columns-repeated="4"/>
          <table:table-cell office:value-type="float" office:value="0.4950122413">
            <text:p>0.4950122413</text:p>
          </table:table-cell>
          <table:table-cell table:number-columns-repeated="4"/>
          <table:table-cell office:value-type="float" office:value="0.8379890958">
            <text:p>0.8379890958</text:p>
          </table:table-cell>
          <table:table-cell table:number-columns-repeated="14"/>
          <table:table-cell office:value-type="float" office:value="0.801982596">
            <text:p>0.801982596</text:p>
          </table:table-cell>
          <table:table-cell table:number-columns-repeated="16"/>
          <table:table-cell office:value-type="float" office:value="0.4297818923">
            <text:p>0.4297818923</text:p>
          </table:table-cell>
          <table:table-cell table:number-columns-repeated="18"/>
          <table:table-cell office:value-type="float" office:value="0.9772272327">
            <text:p>0.9772272327</text:p>
          </table:table-cell>
          <table:table-cell table:number-columns-repeated="4"/>
        </table:table-row>
        <table:table-row table:style-name="ro1">
          <table:table-cell office:value-type="string">
            <text:p>Engelmann</text:p>
          </table:table-cell>
          <table:table-cell office:value-type="string">
            <text:p>duff</text:p>
          </table:table-cell>
          <table:table-cell office:value-type="string">
            <text:p>burn36</text:p>
          </table:table-cell>
          <table:table-cell office:value-type="float" office:value="0.3762882884">
            <text:p>0.3762882884</text:p>
          </table:table-cell>
          <table:table-cell table:number-columns-repeated="2"/>
          <table:table-cell office:value-type="float" office:value="1.2495193882">
            <text:p>1.2495193882</text:p>
          </table:table-cell>
          <table:table-cell office:value-type="float" office:value="1.0620156013">
            <text:p>1.0620156013</text:p>
          </table:table-cell>
          <table:table-cell office:value-type="float" office:value="4.7631825168">
            <text:p>4.7631825168</text:p>
          </table:table-cell>
          <table:table-cell/>
          <table:table-cell office:value-type="float" office:value="2.2670056656">
            <text:p>2.2670056656</text:p>
          </table:table-cell>
          <table:table-cell table:number-columns-repeated="6"/>
          <table:table-cell office:value-type="float" office:value="0.7275159996">
            <text:p>0.7275159996</text:p>
          </table:table-cell>
          <table:table-cell office:value-type="float" office:value="3.8106880306">
            <text:p>3.8106880306</text:p>
          </table:table-cell>
          <table:table-cell table:number-columns-repeated="3"/>
          <table:table-cell office:value-type="float" office:value="0.8439396445">
            <text:p>0.8439396445</text:p>
          </table:table-cell>
          <table:table-cell/>
          <table:table-cell office:value-type="float" office:value="1.4350751248">
            <text:p>1.4350751248</text:p>
          </table:table-cell>
          <table:table-cell table:number-columns-repeated="2"/>
          <table:table-cell office:value-type="float" office:value="1.7751309209">
            <text:p>1.7751309209</text:p>
          </table:table-cell>
          <table:table-cell office:value-type="float" office:value="8.7667330982">
            <text:p>8.7667330982</text:p>
          </table:table-cell>
          <table:table-cell office:value-type="float" office:value="8.9748715121">
            <text:p>8.9748715121</text:p>
          </table:table-cell>
          <table:table-cell office:value-type="float" office:value="2.8291544881">
            <text:p>2.8291544881</text:p>
          </table:table-cell>
          <table:table-cell table:number-columns-repeated="4"/>
          <table:table-cell office:value-type="float" office:value="1.0928248072">
            <text:p>1.0928248072</text:p>
          </table:table-cell>
          <table:table-cell table:number-columns-repeated="4"/>
          <table:table-cell office:value-type="float" office:value="0.5888846755">
            <text:p>0.5888846755</text:p>
          </table:table-cell>
          <table:table-cell table:number-columns-repeated="6"/>
          <table:table-cell office:value-type="float" office:value="1.1055602278">
            <text:p>1.1055602278</text:p>
          </table:table-cell>
          <table:table-cell table:number-columns-repeated="3"/>
          <table:table-cell office:value-type="float" office:value="0.4020234903">
            <text:p>0.4020234903</text:p>
          </table:table-cell>
          <table:table-cell table:number-columns-repeated="9"/>
          <table:table-cell office:value-type="float" office:value="1.2934536565">
            <text:p>1.2934536565</text:p>
          </table:table-cell>
          <table:table-cell table:number-columns-repeated="10"/>
          <table:table-cell office:value-type="float" office:value="3.3267986662">
            <text:p>3.3267986662</text:p>
          </table:table-cell>
          <table:table-cell table:number-columns-repeated="16"/>
          <table:table-cell office:value-type="float" office:value="0.6153593097">
            <text:p>0.6153593097</text:p>
          </table:table-cell>
          <table:table-cell/>
          <table:table-cell office:value-type="float" office:value="2.1999893797">
            <text:p>2.1999893797</text:p>
          </table:table-cell>
          <table:table-cell table:number-columns-repeated="4"/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anopy</text:p>
          </table:table-cell>
          <table:table-cell office:value-type="string">
            <text:p>burn20</text:p>
          </table:table-cell>
          <table:table-cell table:number-columns-repeated="5"/>
          <table:table-cell office:value-type="float" office:value="0.6950550096">
            <text:p>0.6950550096</text:p>
          </table:table-cell>
          <table:table-cell/>
          <table:table-cell office:value-type="float" office:value="0.4185959364">
            <text:p>0.4185959364</text:p>
          </table:table-cell>
          <table:table-cell table:number-columns-repeated="6"/>
          <table:table-cell office:value-type="float" office:value="0.2591778118">
            <text:p>0.2591778118</text:p>
          </table:table-cell>
          <table:table-cell office:value-type="float" office:value="18.0110771676">
            <text:p>18.0110771676</text:p>
          </table:table-cell>
          <table:table-cell table:number-columns-repeated="3"/>
          <table:table-cell office:value-type="float" office:value="6.2041390071">
            <text:p>6.2041390071</text:p>
          </table:table-cell>
          <table:table-cell table:number-columns-repeated="2"/>
          <table:table-cell office:value-type="float" office:value="1.076303861">
            <text:p>1.076303861</text:p>
          </table:table-cell>
          <table:table-cell office:value-type="float" office:value="2.2433545737">
            <text:p>2.2433545737</text:p>
          </table:table-cell>
          <table:table-cell/>
          <table:table-cell office:value-type="float" office:value="1.9118682551">
            <text:p>1.9118682551</text:p>
          </table:table-cell>
          <table:table-cell office:value-type="float" office:value="2.6849382809">
            <text:p>2.6849382809</text:p>
          </table:table-cell>
          <table:table-cell office:value-type="float" office:value="10.8693793326">
            <text:p>10.8693793326</text:p>
          </table:table-cell>
          <table:table-cell table:number-columns-repeated="9"/>
          <table:table-cell office:value-type="float" office:value="0.6184430287">
            <text:p>0.6184430287</text:p>
          </table:table-cell>
          <table:table-cell table:number-columns-repeated="55"/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anopy</text:p>
          </table:table-cell>
          <table:table-cell office:value-type="string">
            <text:p>burn40</text:p>
          </table:table-cell>
          <table:table-cell table:number-columns-repeated="2"/>
          <table:table-cell office:value-type="float" office:value="0.5053907416">
            <text:p>0.5053907416</text:p>
          </table:table-cell>
          <table:table-cell office:value-type="float" office:value="1.3142633777">
            <text:p>1.3142633777</text:p>
          </table:table-cell>
          <table:table-cell office:value-type="float" office:value="0.4385444117">
            <text:p>0.4385444117</text:p>
          </table:table-cell>
          <table:table-cell office:value-type="float" office:value="8.5632743923">
            <text:p>8.5632743923</text:p>
          </table:table-cell>
          <table:table-cell/>
          <table:table-cell office:value-type="float" office:value="2.9119475163">
            <text:p>2.9119475163</text:p>
          </table:table-cell>
          <table:table-cell office:value-type="float" office:value="0.5686104904">
            <text:p>0.5686104904</text:p>
          </table:table-cell>
          <table:table-cell/>
          <table:table-cell office:value-type="float" office:value="2.6197157914">
            <text:p>2.6197157914</text:p>
          </table:table-cell>
          <table:table-cell table:number-columns-repeated="3"/>
          <table:table-cell office:value-type="float" office:value="2.2028831284">
            <text:p>2.2028831284</text:p>
          </table:table-cell>
          <table:table-cell office:value-type="float" office:value="45.1330358392">
            <text:p>45.1330358392</text:p>
          </table:table-cell>
          <table:table-cell/>
          <table:table-cell office:value-type="float" office:value="1.611752236">
            <text:p>1.611752236</text:p>
          </table:table-cell>
          <table:table-cell/>
          <table:table-cell office:value-type="float" office:value="24.5646101639">
            <text:p>24.5646101639</text:p>
          </table:table-cell>
          <table:table-cell table:number-columns-repeated="2"/>
          <table:table-cell office:value-type="float" office:value="4.2551131951">
            <text:p>4.2551131951</text:p>
          </table:table-cell>
          <table:table-cell office:value-type="float" office:value="37.3443076881">
            <text:p>37.3443076881</text:p>
          </table:table-cell>
          <table:table-cell office:value-type="float" office:value="1.8749018977">
            <text:p>1.8749018977</text:p>
          </table:table-cell>
          <table:table-cell office:value-type="float" office:value="10.542112406">
            <text:p>10.542112406</text:p>
          </table:table-cell>
          <table:table-cell office:value-type="float" office:value="20.8225290025">
            <text:p>20.8225290025</text:p>
          </table:table-cell>
          <table:table-cell office:value-type="float" office:value="62.2986336974">
            <text:p>62.2986336974</text:p>
          </table:table-cell>
          <table:table-cell table:number-columns-repeated="2"/>
          <table:table-cell office:value-type="float" office:value="2.778977072">
            <text:p>2.778977072</text:p>
          </table:table-cell>
          <table:table-cell office:value-type="float" office:value="0.6607184695">
            <text:p>0.6607184695</text:p>
          </table:table-cell>
          <table:table-cell office:value-type="float" office:value="0.873678578">
            <text:p>0.873678578</text:p>
          </table:table-cell>
          <table:table-cell/>
          <table:table-cell office:value-type="float" office:value="3.189673151">
            <text:p>3.189673151</text:p>
          </table:table-cell>
          <table:table-cell table:number-columns-repeated="2"/>
          <table:table-cell office:value-type="float" office:value="3.5422745972">
            <text:p>3.5422745972</text:p>
          </table:table-cell>
          <table:table-cell office:value-type="float" office:value="1.1148358537">
            <text:p>1.1148358537</text:p>
          </table:table-cell>
          <table:table-cell table:number-columns-repeated="3"/>
          <table:table-cell office:value-type="float" office:value="0.6343639022">
            <text:p>0.6343639022</text:p>
          </table:table-cell>
          <table:table-cell table:number-columns-repeated="6"/>
          <table:table-cell office:value-type="float" office:value="1.0427372881">
            <text:p>1.0427372881</text:p>
          </table:table-cell>
          <table:table-cell table:number-columns-repeated="8"/>
          <table:table-cell office:value-type="float" office:value="1.6057002755">
            <text:p>1.6057002755</text:p>
          </table:table-cell>
          <table:table-cell table:number-columns-repeated="3"/>
          <table:table-cell office:value-type="float" office:value="0.1789876657">
            <text:p>0.1789876657</text:p>
          </table:table-cell>
          <table:table-cell table:number-columns-repeated="16"/>
          <table:table-cell office:value-type="float" office:value="0.7584071268">
            <text:p>0.7584071268</text:p>
          </table:table-cell>
          <table:table-cell/>
          <table:table-cell office:value-type="float" office:value="0.7274846282">
            <text:p>0.7274846282</text:p>
          </table:table-cell>
          <table:table-cell table:number-columns-repeated="4"/>
          <table:table-cell office:value-type="float" office:value="0.9335531018">
            <text:p>0.9335531018</text:p>
          </table:table-cell>
          <table:table-cell table:number-columns-repeated="2"/>
          <table:table-cell office:value-type="float" office:value="1.9103830285">
            <text:p>1.9103830285</text:p>
          </table:table-cell>
          <table:table-cell office:value-type="float" office:value="1.8007214304">
            <text:p>1.8007214304</text:p>
          </table:table-cell>
          <table:table-cell/>
          <table:table-cell office:value-type="float" office:value="0.1913464385">
            <text:p>0.1913464385</text:p>
          </table:table-cell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omposite</text:p>
          </table:table-cell>
          <table:table-cell office:value-type="string">
            <text:p>burn05</text:p>
          </table:table-cell>
          <table:table-cell table:number-columns-repeated="14"/>
          <table:table-cell office:value-type="float" office:value="0.2905222668">
            <text:p>0.2905222668</text:p>
          </table:table-cell>
          <table:table-cell office:value-type="float" office:value="9.9097322612">
            <text:p>9.9097322612</text:p>
          </table:table-cell>
          <table:table-cell table:number-columns-repeated="3"/>
          <table:table-cell office:value-type="float" office:value="3.2430624434">
            <text:p>3.2430624434</text:p>
          </table:table-cell>
          <table:table-cell table:number-columns-repeated="2"/>
          <table:table-cell office:value-type="float" office:value="0.5152840852">
            <text:p>0.5152840852</text:p>
          </table:table-cell>
          <table:table-cell office:value-type="float" office:value="5.1235304495">
            <text:p>5.1235304495</text:p>
          </table:table-cell>
          <table:table-cell/>
          <table:table-cell office:value-type="float" office:value="1.7905423731">
            <text:p>1.7905423731</text:p>
          </table:table-cell>
          <table:table-cell office:value-type="float" office:value="2.3754758706">
            <text:p>2.3754758706</text:p>
          </table:table-cell>
          <table:table-cell office:value-type="float" office:value="7.821890489">
            <text:p>7.821890489</text:p>
          </table:table-cell>
          <table:table-cell table:number-columns-repeated="4"/>
          <table:table-cell office:value-type="float" office:value="0.3241296236">
            <text:p>0.3241296236</text:p>
          </table:table-cell>
          <table:table-cell table:number-columns-repeated="4"/>
          <table:table-cell office:value-type="float" office:value="0.5228424813">
            <text:p>0.5228424813</text:p>
          </table:table-cell>
          <table:table-cell table:number-columns-repeated="51"/>
          <table:table-cell office:value-type="float" office:value="0.5130297985">
            <text:p>0.5130297985</text:p>
          </table:table-cell>
          <table:table-cell office:value-type="float" office:value="0.4270649116">
            <text:p>0.4270649116</text:p>
          </table:table-cell>
          <table:table-cell table:number-columns-repeated="2"/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omposite</text:p>
          </table:table-cell>
          <table:table-cell office:value-type="string">
            <text:p>burn07</text:p>
          </table:table-cell>
          <table:table-cell table:number-columns-repeated="2"/>
          <table:table-cell office:value-type="float" office:value="1.3456222606">
            <text:p>1.3456222606</text:p>
          </table:table-cell>
          <table:table-cell office:value-type="float" office:value="0.9013004018">
            <text:p>0.9013004018</text:p>
          </table:table-cell>
          <table:table-cell office:value-type="float" office:value="2.5255498977">
            <text:p>2.5255498977</text:p>
          </table:table-cell>
          <table:table-cell office:value-type="float" office:value="21.0538563338">
            <text:p>21.0538563338</text:p>
          </table:table-cell>
          <table:table-cell/>
          <table:table-cell office:value-type="float" office:value="3.3711767969">
            <text:p>3.3711767969</text:p>
          </table:table-cell>
          <table:table-cell office:value-type="float" office:value="1.0697908939">
            <text:p>1.0697908939</text:p>
          </table:table-cell>
          <table:table-cell/>
          <table:table-cell office:value-type="float" office:value="2.0466577567">
            <text:p>2.0466577567</text:p>
          </table:table-cell>
          <table:table-cell table:number-columns-repeated="3"/>
          <table:table-cell office:value-type="float" office:value="1.514473662">
            <text:p>1.514473662</text:p>
          </table:table-cell>
          <table:table-cell office:value-type="float" office:value="38.258271817">
            <text:p>38.258271817</text:p>
          </table:table-cell>
          <table:table-cell/>
          <table:table-cell office:value-type="float" office:value="0.7858463538">
            <text:p>0.7858463538</text:p>
          </table:table-cell>
          <table:table-cell/>
          <table:table-cell office:value-type="float" office:value="24.2854099081">
            <text:p>24.2854099081</text:p>
          </table:table-cell>
          <table:table-cell table:number-columns-repeated="2"/>
          <table:table-cell office:value-type="float" office:value="3.3697387303">
            <text:p>3.3697387303</text:p>
          </table:table-cell>
          <table:table-cell office:value-type="float" office:value="17.6775922126">
            <text:p>17.6775922126</text:p>
          </table:table-cell>
          <table:table-cell/>
          <table:table-cell office:value-type="float" office:value="8.7630045535">
            <text:p>8.7630045535</text:p>
          </table:table-cell>
          <table:table-cell office:value-type="float" office:value="28.102396293">
            <text:p>28.102396293</text:p>
          </table:table-cell>
          <table:table-cell office:value-type="float" office:value="30.5685109603">
            <text:p>30.5685109603</text:p>
          </table:table-cell>
          <table:table-cell table:number-columns-repeated="2"/>
          <table:table-cell office:value-type="float" office:value="1.9684215392">
            <text:p>1.9684215392</text:p>
          </table:table-cell>
          <table:table-cell/>
          <table:table-cell office:value-type="float" office:value="0.5184577531">
            <text:p>0.5184577531</text:p>
          </table:table-cell>
          <table:table-cell/>
          <table:table-cell office:value-type="float" office:value="1.1921578075">
            <text:p>1.1921578075</text:p>
          </table:table-cell>
          <table:table-cell table:number-columns-repeated="2"/>
          <table:table-cell office:value-type="float" office:value="2.2911324483">
            <text:p>2.2911324483</text:p>
          </table:table-cell>
          <table:table-cell office:value-type="float" office:value="0.5313192467">
            <text:p>0.5313192467</text:p>
          </table:table-cell>
          <table:table-cell/>
          <table:table-cell office:value-type="float" office:value="3.7149445968">
            <text:p>3.7149445968</text:p>
          </table:table-cell>
          <table:table-cell table:number-columns-repeated="7"/>
          <table:table-cell office:value-type="float" office:value="0.3722029513">
            <text:p>0.3722029513</text:p>
          </table:table-cell>
          <table:table-cell office:value-type="float" office:value="2.8591890333">
            <text:p>2.8591890333</text:p>
          </table:table-cell>
          <table:table-cell office:value-type="float" office:value="0.5825172666">
            <text:p>0.5825172666</text:p>
          </table:table-cell>
          <table:table-cell/>
          <table:table-cell office:value-type="float" office:value="0.3382352073">
            <text:p>0.3382352073</text:p>
          </table:table-cell>
          <table:table-cell office:value-type="float" office:value="0.4831063544">
            <text:p>0.4831063544</text:p>
          </table:table-cell>
          <table:table-cell office:value-type="float" office:value="1.3500596088">
            <text:p>1.3500596088</text:p>
          </table:table-cell>
          <table:table-cell table:number-columns-repeated="3"/>
          <table:table-cell office:value-type="float" office:value="1.4075874078">
            <text:p>1.4075874078</text:p>
          </table:table-cell>
          <table:table-cell table:number-columns-repeated="3"/>
          <table:table-cell office:value-type="float" office:value="0.17817867">
            <text:p>0.17817867</text:p>
          </table:table-cell>
          <table:table-cell table:number-columns-repeated="18"/>
          <table:table-cell office:value-type="float" office:value="0.5985923508">
            <text:p>0.5985923508</text:p>
          </table:table-cell>
          <table:table-cell table:number-columns-repeated="4"/>
          <table:table-cell office:value-type="float" office:value="0.8679592556">
            <text:p>0.8679592556</text:p>
          </table:table-cell>
          <table:table-cell table:number-columns-repeated="5"/>
          <table:table-cell office:value-type="float" office:value="0.188468483">
            <text:p>0.188468483</text:p>
          </table:table-cell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omposite</text:p>
          </table:table-cell>
          <table:table-cell office:value-type="string">
            <text:p>burn42</text:p>
          </table:table-cell>
          <table:table-cell office:value-type="float" office:value="0.5633860887">
            <text:p>0.5633860887</text:p>
          </table:table-cell>
          <table:table-cell table:number-columns-repeated="2"/>
          <table:table-cell office:value-type="float" office:value="3.9988367306">
            <text:p>3.9988367306</text:p>
          </table:table-cell>
          <table:table-cell office:value-type="float" office:value="0.8983762465">
            <text:p>0.8983762465</text:p>
          </table:table-cell>
          <table:table-cell office:value-type="float" office:value="8.8816875095">
            <text:p>8.8816875095</text:p>
          </table:table-cell>
          <table:table-cell/>
          <table:table-cell office:value-type="float" office:value="19.4535023311">
            <text:p>19.4535023311</text:p>
          </table:table-cell>
          <table:table-cell table:number-columns-repeated="2"/>
          <table:table-cell office:value-type="float" office:value="1.812221755">
            <text:p>1.812221755</text:p>
          </table:table-cell>
          <table:table-cell table:number-columns-repeated="3"/>
          <table:table-cell office:value-type="float" office:value="2.1858337885">
            <text:p>2.1858337885</text:p>
          </table:table-cell>
          <table:table-cell office:value-type="float" office:value="46.986320082">
            <text:p>46.986320082</text:p>
          </table:table-cell>
          <table:table-cell table:number-columns-repeated="3"/>
          <table:table-cell office:value-type="float" office:value="17.2092631688">
            <text:p>17.2092631688</text:p>
          </table:table-cell>
          <table:table-cell table:number-columns-repeated="2"/>
          <table:table-cell office:value-type="float" office:value="2.2295501126">
            <text:p>2.2295501126</text:p>
          </table:table-cell>
          <table:table-cell office:value-type="float" office:value="20.8353262457">
            <text:p>20.8353262457</text:p>
          </table:table-cell>
          <table:table-cell/>
          <table:table-cell office:value-type="float" office:value="9.0167268484">
            <text:p>9.0167268484</text:p>
          </table:table-cell>
          <table:table-cell office:value-type="float" office:value="27.8044397358">
            <text:p>27.8044397358</text:p>
          </table:table-cell>
          <table:table-cell office:value-type="float" office:value="57.3185157908">
            <text:p>57.3185157908</text:p>
          </table:table-cell>
          <table:table-cell table:number-columns-repeated="2"/>
          <table:table-cell office:value-type="float" office:value="1.8895636351">
            <text:p>1.8895636351</text:p>
          </table:table-cell>
          <table:table-cell/>
          <table:table-cell office:value-type="float" office:value="0.4092661763">
            <text:p>0.4092661763</text:p>
          </table:table-cell>
          <table:table-cell/>
          <table:table-cell office:value-type="float" office:value="2.4963421625">
            <text:p>2.4963421625</text:p>
          </table:table-cell>
          <table:table-cell table:number-columns-repeated="2"/>
          <table:table-cell office:value-type="float" office:value="2.5437291943">
            <text:p>2.5437291943</text:p>
          </table:table-cell>
          <table:table-cell office:value-type="float" office:value="1.0008843853">
            <text:p>1.0008843853</text:p>
          </table:table-cell>
          <table:table-cell table:number-columns-repeated="10"/>
          <table:table-cell office:value-type="float" office:value="3.5502948258">
            <text:p>3.5502948258</text:p>
          </table:table-cell>
          <table:table-cell office:value-type="float" office:value="1.5086017448">
            <text:p>1.5086017448</text:p>
          </table:table-cell>
          <table:table-cell table:number-columns-repeated="3"/>
          <table:table-cell office:value-type="float" office:value="2.1471226573">
            <text:p>2.1471226573</text:p>
          </table:table-cell>
          <table:table-cell table:number-columns-repeated="3"/>
          <table:table-cell office:value-type="float" office:value="22.4973643552">
            <text:p>22.4973643552</text:p>
          </table:table-cell>
          <table:table-cell office:value-type="float" office:value="0.1514353667">
            <text:p>0.1514353667</text:p>
          </table:table-cell>
          <table:table-cell table:number-columns-repeated="2"/>
          <table:table-cell office:value-type="float" office:value="0.2162945606">
            <text:p>0.2162945606</text:p>
          </table:table-cell>
          <table:table-cell table:number-columns-repeated="18"/>
          <table:table-cell office:value-type="float" office:value="0.5306525191">
            <text:p>0.5306525191</text:p>
          </table:table-cell>
          <table:table-cell table:number-columns-repeated="2"/>
          <table:table-cell office:value-type="float" office:value="0.4371410223">
            <text:p>0.4371410223</text:p>
          </table:table-cell>
          <table:table-cell/>
          <table:table-cell office:value-type="float" office:value="0.9483303272">
            <text:p>0.9483303272</text:p>
          </table:table-cell>
          <table:table-cell office:value-type="float" office:value="0.2787982762">
            <text:p>0.2787982762</text:p>
          </table:table-cell>
          <table:table-cell/>
          <table:table-cell office:value-type="float" office:value="1.6307053317">
            <text:p>1.6307053317</text:p>
          </table:table-cell>
          <table:table-cell table:number-columns-repeated="3"/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omposite</text:p>
          </table:table-cell>
          <table:table-cell office:value-type="string">
            <text:p>burn58</text:p>
          </table:table-cell>
          <table:table-cell table:number-columns-repeated="3"/>
          <table:table-cell office:value-type="float" office:value="0.1891914694">
            <text:p>0.1891914694</text:p>
          </table:table-cell>
          <table:table-cell/>
          <table:table-cell office:value-type="float" office:value="1.8958141429">
            <text:p>1.8958141429</text:p>
          </table:table-cell>
          <table:table-cell table:number-columns-repeated="8"/>
          <table:table-cell office:value-type="float" office:value="0.5101763089">
            <text:p>0.5101763089</text:p>
          </table:table-cell>
          <table:table-cell office:value-type="float" office:value="9.0853728802">
            <text:p>9.0853728802</text:p>
          </table:table-cell>
          <table:table-cell table:number-columns-repeated="3"/>
          <table:table-cell office:value-type="float" office:value="4.0907470281">
            <text:p>4.0907470281</text:p>
          </table:table-cell>
          <table:table-cell table:number-columns-repeated="2"/>
          <table:table-cell office:value-type="float" office:value="0.7472691987">
            <text:p>0.7472691987</text:p>
          </table:table-cell>
          <table:table-cell office:value-type="float" office:value="10.6794627425">
            <text:p>10.6794627425</text:p>
          </table:table-cell>
          <table:table-cell/>
          <table:table-cell office:value-type="float" office:value="3.4736948525">
            <text:p>3.4736948525</text:p>
          </table:table-cell>
          <table:table-cell office:value-type="float" office:value="6.3891595495">
            <text:p>6.3891595495</text:p>
          </table:table-cell>
          <table:table-cell office:value-type="float" office:value="18.9309252796">
            <text:p>18.9309252796</text:p>
          </table:table-cell>
          <table:table-cell table:number-columns-repeated="4"/>
          <table:table-cell office:value-type="float" office:value="0.2988750984">
            <text:p>0.2988750984</text:p>
          </table:table-cell>
          <table:table-cell table:number-columns-repeated="4"/>
          <table:table-cell office:value-type="float" office:value="0.9133942142">
            <text:p>0.9133942142</text:p>
          </table:table-cell>
          <table:table-cell table:number-columns-repeated="20"/>
          <table:table-cell office:value-type="float" office:value="0.6655979951">
            <text:p>0.6655979951</text:p>
          </table:table-cell>
          <table:table-cell table:number-columns-repeated="20"/>
          <table:table-cell office:value-type="float" office:value="0.3985363027">
            <text:p>0.3985363027</text:p>
          </table:table-cell>
          <table:table-cell table:number-columns-repeated="13"/>
        </table:table-row>
        <table:table-row table:style-name="ro1">
          <table:table-cell office:value-type="string">
            <text:p>lodgepole</text:p>
          </table:table-cell>
          <table:table-cell office:value-type="string">
            <text:p>composite</text:p>
          </table:table-cell>
          <table:table-cell office:value-type="string">
            <text:p>Burn63</text:p>
          </table:table-cell>
          <table:table-cell table:number-columns-repeated="2"/>
          <table:table-cell office:value-type="float" office:value="0.3512197719">
            <text:p>0.3512197719</text:p>
          </table:table-cell>
          <table:table-cell office:value-type="float" office:value="2.0554171837">
            <text:p>2.0554171837</text:p>
          </table:table-cell>
          <table:table-cell office:value-type="float" office:value="0.3921531887">
            <text:p>0.3921531887</text:p>
          </table:table-cell>
          <table:table-cell office:value-type="float" office:value="6.6478351288">
            <text:p>6.6478351288</text:p>
          </table:table-cell>
          <table:table-cell/>
          <table:table-cell office:value-type="float" office:value="6.893923818">
            <text:p>6.893923818</text:p>
          </table:table-cell>
          <table:table-cell table:number-columns-repeated="2"/>
          <table:table-cell office:value-type="float" office:value="2.5107827431">
            <text:p>2.5107827431</text:p>
          </table:table-cell>
          <table:table-cell table:number-columns-repeated="3"/>
          <table:table-cell office:value-type="float" office:value="1.9700598919">
            <text:p>1.9700598919</text:p>
          </table:table-cell>
          <table:table-cell office:value-type="float" office:value="44.5471259996">
            <text:p>44.5471259996</text:p>
          </table:table-cell>
          <table:table-cell/>
          <table:table-cell office:value-type="float" office:value="0.8533609565">
            <text:p>0.8533609565</text:p>
          </table:table-cell>
          <table:table-cell/>
          <table:table-cell office:value-type="float" office:value="21.8697517378">
            <text:p>21.8697517378</text:p>
          </table:table-cell>
          <table:table-cell table:number-columns-repeated="2"/>
          <table:table-cell office:value-type="float" office:value="2.9636872613">
            <text:p>2.9636872613</text:p>
          </table:table-cell>
          <table:table-cell office:value-type="float" office:value="24.3974617995">
            <text:p>24.3974617995</text:p>
          </table:table-cell>
          <table:table-cell office:value-type="float" office:value="0.800144955">
            <text:p>0.800144955</text:p>
          </table:table-cell>
          <table:table-cell office:value-type="float" office:value="13.4954696175">
            <text:p>13.4954696175</text:p>
          </table:table-cell>
          <table:table-cell office:value-type="float" office:value="48.418169833">
            <text:p>48.418169833</text:p>
          </table:table-cell>
          <table:table-cell office:value-type="float" office:value="59.8163775865">
            <text:p>59.8163775865</text:p>
          </table:table-cell>
          <table:table-cell/>
          <table:table-cell office:value-type="float" office:value="0.5659085376">
            <text:p>0.5659085376</text:p>
          </table:table-cell>
          <table:table-cell office:value-type="float" office:value="1.5000301353">
            <text:p>1.5000301353</text:p>
          </table:table-cell>
          <table:table-cell/>
          <table:table-cell office:value-type="float" office:value="0.6278761924">
            <text:p>0.6278761924</text:p>
          </table:table-cell>
          <table:table-cell/>
          <table:table-cell office:value-type="float" office:value="5.4420905582">
            <text:p>5.4420905582</text:p>
          </table:table-cell>
          <table:table-cell table:number-columns-repeated="2"/>
          <table:table-cell office:value-type="float" office:value="3.5892783433">
            <text:p>3.5892783433</text:p>
          </table:table-cell>
          <table:table-cell office:value-type="float" office:value="2.2276020914">
            <text:p>2.2276020914</text:p>
          </table:table-cell>
          <table:table-cell/>
          <table:table-cell office:value-type="float" office:value="0.4154004809">
            <text:p>0.4154004809</text:p>
          </table:table-cell>
          <table:table-cell table:number-columns-repeated="7"/>
          <table:table-cell office:value-type="float" office:value="0.6218765384">
            <text:p>0.6218765384</text:p>
          </table:table-cell>
          <table:table-cell office:value-type="float" office:value="1.5171513854">
            <text:p>1.5171513854</text:p>
          </table:table-cell>
          <table:table-cell office:value-type="float" office:value="1.6148195318">
            <text:p>1.6148195318</text:p>
          </table:table-cell>
          <table:table-cell/>
          <table:table-cell office:value-type="float" office:value="0.5445039977">
            <text:p>0.5445039977</text:p>
          </table:table-cell>
          <table:table-cell table:number-columns-repeated="5"/>
          <table:table-cell office:value-type="float" office:value="6.4291863305">
            <text:p>6.4291863305</text:p>
          </table:table-cell>
          <table:table-cell table:number-columns-repeated="3"/>
          <table:table-cell office:value-type="float" office:value="0.5148546031">
            <text:p>0.5148546031</text:p>
          </table:table-cell>
          <table:table-cell/>
          <table:table-cell office:value-type="float" office:value="0.5564753919">
            <text:p>0.5564753919</text:p>
          </table:table-cell>
          <table:table-cell table:number-columns-repeated="2"/>
          <table:table-cell office:value-type="float" office:value="0.7559073742">
            <text:p>0.7559073742</text:p>
          </table:table-cell>
          <table:table-cell table:number-columns-repeated="11"/>
          <table:table-cell office:value-type="float" office:value="0.9627033742">
            <text:p>0.9627033742</text:p>
          </table:table-cell>
          <table:table-cell/>
          <table:table-cell office:value-type="float" office:value="1.2193799749">
            <text:p>1.2193799749</text:p>
          </table:table-cell>
          <table:table-cell table:number-columns-repeated="2"/>
          <table:table-cell office:value-type="float" office:value="0.5066831089">
            <text:p>0.5066831089</text:p>
          </table:table-cell>
          <table:table-cell/>
          <table:table-cell office:value-type="float" office:value="1.7350084097">
            <text:p>1.7350084097</text:p>
          </table:table-cell>
          <table:table-cell table:number-columns-repeated="2"/>
          <table:table-cell office:value-type="float" office:value="4.3746533791">
            <text:p>4.3746533791</text:p>
          </table:table-cell>
          <table:table-cell office:value-type="float" office:value="3.5712836282">
            <text:p>3.5712836282</text:p>
          </table:table-cell>
          <table:table-cell/>
          <table:table-cell office:value-type="float" office:value="0.3516392047">
            <text:p>0.3516392047</text:p>
          </table:table-cell>
        </table:table-row>
        <table:table-row table:style-name="ro1">
          <table:table-cell office:value-type="string">
            <text:p>lodgepole</text:p>
          </table:table-cell>
          <table:table-cell office:value-type="string">
            <text:p>litter</text:p>
          </table:table-cell>
          <table:table-cell office:value-type="string">
            <text:p>burn21</text:p>
          </table:table-cell>
          <table:table-cell table:number-columns-repeated="19"/>
          <table:table-cell office:value-type="float" office:value="0.1408851098">
            <text:p>0.1408851098</text:p>
          </table:table-cell>
          <table:table-cell table:number-columns-repeated="5"/>
          <table:table-cell office:value-type="float" office:value="1.75469948">
            <text:p>1.75469948</text:p>
          </table:table-cell>
          <table:table-cell office:value-type="float" office:value="3.2122884903">
            <text:p>3.2122884903</text:p>
          </table:table-cell>
          <table:table-cell table:number-columns-repeated="66"/>
        </table:table-row>
        <table:table-row table:style-name="ro1">
          <table:table-cell office:value-type="string">
            <text:p>lodgepole</text:p>
          </table:table-cell>
          <table:table-cell office:value-type="string">
            <text:p>litter</text:p>
          </table:table-cell>
          <table:table-cell office:value-type="string">
            <text:p>burn41</text:p>
          </table:table-cell>
          <table:table-cell table:number-columns-repeated="19"/>
          <table:table-cell office:value-type="float" office:value="0.3225928343">
            <text:p>0.3225928343</text:p>
          </table:table-cell>
          <table:table-cell table:number-columns-repeated="5"/>
          <table:table-cell office:value-type="float" office:value="0.9310043718">
            <text:p>0.9310043718</text:p>
          </table:table-cell>
          <table:table-cell table:number-columns-repeated="67"/>
        </table:table-row>
        <table:table-row table:style-name="ro1">
          <table:table-cell office:value-type="string">
            <text:p>manzanita</text:p>
          </table:table-cell>
          <table:table-cell office:value-type="string">
            <text:p>canopy</text:p>
          </table:table-cell>
          <table:table-cell office:value-type="string">
            <text:p>burn28</text:p>
          </table:table-cell>
          <table:table-cell table:number-columns-repeated="10"/>
          <table:table-cell office:value-type="float" office:value="2.0007400814">
            <text:p>2.0007400814</text:p>
          </table:table-cell>
          <table:table-cell table:number-columns-repeated="14"/>
          <table:table-cell office:value-type="float" office:value="4.0784907996">
            <text:p>4.0784907996</text:p>
          </table:table-cell>
          <table:table-cell office:value-type="float" office:value="17.5475100014">
            <text:p>17.5475100014</text:p>
          </table:table-cell>
          <table:table-cell table:number-columns-repeated="66"/>
        </table:table-row>
        <table:table-row table:style-name="ro1">
          <table:table-cell office:value-type="string">
            <text:p>manzanita</text:p>
          </table:table-cell>
          <table:table-cell office:value-type="string">
            <text:p>canopy</text:p>
          </table:table-cell>
          <table:table-cell office:value-type="string">
            <text:p>burn30</text:p>
          </table:table-cell>
          <table:table-cell table:number-columns-repeated="10"/>
          <table:table-cell office:value-type="float" office:value="2.0291150558">
            <text:p>2.0291150558</text:p>
          </table:table-cell>
          <table:table-cell table:number-columns-repeated="14"/>
          <table:table-cell office:value-type="float" office:value="4.1552877534">
            <text:p>4.1552877534</text:p>
          </table:table-cell>
          <table:table-cell office:value-type="float" office:value="11.6904573472">
            <text:p>11.6904573472</text:p>
          </table:table-cell>
          <table:table-cell table:number-columns-repeated="66"/>
        </table:table-row>
        <table:table-row table:style-name="ro1">
          <table:table-cell office:value-type="string">
            <text:p>manzanita</text:p>
          </table:table-cell>
          <table:table-cell office:value-type="string">
            <text:p>canopy</text:p>
          </table:table-cell>
          <table:table-cell office:value-type="string">
            <text:p>burn33</text:p>
          </table:table-cell>
          <table:table-cell table:number-columns-repeated="10"/>
          <table:table-cell office:value-type="float" office:value="1.0692306097">
            <text:p>1.0692306097</text:p>
          </table:table-cell>
          <table:table-cell table:number-columns-repeated="14"/>
          <table:table-cell office:value-type="float" office:value="2.2004347276">
            <text:p>2.2004347276</text:p>
          </table:table-cell>
          <table:table-cell office:value-type="float" office:value="7.2083074037">
            <text:p>7.2083074037</text:p>
          </table:table-cell>
          <table:table-cell table:number-columns-repeated="66"/>
        </table:table-row>
        <table:table-row table:style-name="ro1">
          <table:table-cell office:value-type="string">
            <text:p>manzanita</text:p>
          </table:table-cell>
          <table:table-cell office:value-type="string">
            <text:p>canopy</text:p>
          </table:table-cell>
          <table:table-cell office:value-type="string">
            <text:p>burn34</text:p>
          </table:table-cell>
          <table:table-cell table:number-columns-repeated="10"/>
          <table:table-cell office:value-type="float" office:value="0.6663049278">
            <text:p>0.6663049278</text:p>
          </table:table-cell>
          <table:table-cell table:number-columns-repeated="14"/>
          <table:table-cell office:value-type="float" office:value="1.5034519497">
            <text:p>1.5034519497</text:p>
          </table:table-cell>
          <table:table-cell office:value-type="float" office:value="4.8486706358">
            <text:p>4.8486706358</text:p>
          </table:table-cell>
          <table:table-cell table:number-columns-repeated="66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anopy</text:p>
          </table:table-cell>
          <table:table-cell office:value-type="string">
            <text:p>burn19</text:p>
          </table:table-cell>
          <table:table-cell table:number-columns-repeated="5"/>
          <table:table-cell office:value-type="float" office:value="2.0147457947">
            <text:p>2.0147457947</text:p>
          </table:table-cell>
          <table:table-cell table:number-columns-repeated="2"/>
          <table:table-cell office:value-type="float" office:value="0.3116427985">
            <text:p>0.3116427985</text:p>
          </table:table-cell>
          <table:table-cell table:number-columns-repeated="5"/>
          <table:table-cell office:value-type="float" office:value="0.3617932769">
            <text:p>0.3617932769</text:p>
          </table:table-cell>
          <table:table-cell office:value-type="float" office:value="21.9092587588">
            <text:p>21.9092587588</text:p>
          </table:table-cell>
          <table:table-cell/>
          <table:table-cell office:value-type="float" office:value="0.6699549907">
            <text:p>0.6699549907</text:p>
          </table:table-cell>
          <table:table-cell/>
          <table:table-cell office:value-type="float" office:value="9.6594078337">
            <text:p>9.6594078337</text:p>
          </table:table-cell>
          <table:table-cell table:number-columns-repeated="2"/>
          <table:table-cell office:value-type="float" office:value="1.3255810109">
            <text:p>1.3255810109</text:p>
          </table:table-cell>
          <table:table-cell office:value-type="float" office:value="26.3052251105">
            <text:p>26.3052251105</text:p>
          </table:table-cell>
          <table:table-cell/>
          <table:table-cell office:value-type="float" office:value="3.6502175158">
            <text:p>3.6502175158</text:p>
          </table:table-cell>
          <table:table-cell office:value-type="float" office:value="8.1116840812">
            <text:p>8.1116840812</text:p>
          </table:table-cell>
          <table:table-cell table:number-columns-repeated="10"/>
          <table:table-cell office:value-type="float" office:value="1.3450420366">
            <text:p>1.3450420366</text:p>
          </table:table-cell>
          <table:table-cell table:number-columns-repeated="4"/>
          <table:table-cell office:value-type="float" office:value="0.3733129431">
            <text:p>0.3733129431</text:p>
          </table:table-cell>
          <table:table-cell table:number-columns-repeated="10"/>
          <table:table-cell office:value-type="float" office:value="2.6204699724">
            <text:p>2.6204699724</text:p>
          </table:table-cell>
          <table:table-cell table:number-columns-repeated="23"/>
          <table:table-cell office:value-type="float" office:value="0.1524998649">
            <text:p>0.1524998649</text:p>
          </table:table-cell>
          <table:table-cell table:number-columns-repeated="15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anopy</text:p>
          </table:table-cell>
          <table:table-cell office:value-type="string">
            <text:p>burn39</text:p>
          </table:table-cell>
          <table:table-cell table:number-columns-repeated="2"/>
          <table:table-cell office:value-type="float" office:value="2.3947987454">
            <text:p>2.3947987454</text:p>
          </table:table-cell>
          <table:table-cell office:value-type="float" office:value="0.8683481298">
            <text:p>0.8683481298</text:p>
          </table:table-cell>
          <table:table-cell office:value-type="float" office:value="0.7168195195">
            <text:p>0.7168195195</text:p>
          </table:table-cell>
          <table:table-cell office:value-type="float" office:value="49.9764445159">
            <text:p>49.9764445159</text:p>
          </table:table-cell>
          <table:table-cell/>
          <table:table-cell office:value-type="float" office:value="9.6627507901">
            <text:p>9.6627507901</text:p>
          </table:table-cell>
          <table:table-cell office:value-type="float" office:value="1.9671823235">
            <text:p>1.9671823235</text:p>
          </table:table-cell>
          <table:table-cell/>
          <table:table-cell office:value-type="float" office:value="4.927993154">
            <text:p>4.927993154</text:p>
          </table:table-cell>
          <table:table-cell office:value-type="float" office:value="1.4568593533">
            <text:p>1.4568593533</text:p>
          </table:table-cell>
          <table:table-cell table:number-columns-repeated="2"/>
          <table:table-cell office:value-type="float" office:value="2.1464481866">
            <text:p>2.1464481866</text:p>
          </table:table-cell>
          <table:table-cell office:value-type="float" office:value="148.3759557708">
            <text:p>148.3759557708</text:p>
          </table:table-cell>
          <table:table-cell/>
          <table:table-cell office:value-type="float" office:value="4.5357497892">
            <text:p>4.5357497892</text:p>
          </table:table-cell>
          <table:table-cell/>
          <table:table-cell office:value-type="float" office:value="53.3600303598">
            <text:p>53.3600303598</text:p>
          </table:table-cell>
          <table:table-cell/>
          <table:table-cell office:value-type="float" office:value="0.4291352141">
            <text:p>0.4291352141</text:p>
          </table:table-cell>
          <table:table-cell office:value-type="float" office:value="9.4759839911">
            <text:p>9.4759839911</text:p>
          </table:table-cell>
          <table:table-cell office:value-type="float" office:value="78.5663285541">
            <text:p>78.5663285541</text:p>
          </table:table-cell>
          <table:table-cell office:value-type="float" office:value="1.6562323837">
            <text:p>1.6562323837</text:p>
          </table:table-cell>
          <table:table-cell office:value-type="float" office:value="12.1357632736">
            <text:p>12.1357632736</text:p>
          </table:table-cell>
          <table:table-cell office:value-type="float" office:value="79.4320040827">
            <text:p>79.4320040827</text:p>
          </table:table-cell>
          <table:table-cell office:value-type="float" office:value="7.1110772782">
            <text:p>7.1110772782</text:p>
          </table:table-cell>
          <table:table-cell/>
          <table:table-cell office:value-type="float" office:value="1.4189117122">
            <text:p>1.4189117122</text:p>
          </table:table-cell>
          <table:table-cell office:value-type="float" office:value="3.7807928497">
            <text:p>3.7807928497</text:p>
          </table:table-cell>
          <table:table-cell office:value-type="float" office:value="1.1768091589">
            <text:p>1.1768091589</text:p>
          </table:table-cell>
          <table:table-cell office:value-type="float" office:value="1.815427325">
            <text:p>1.815427325</text:p>
          </table:table-cell>
          <table:table-cell table:number-columns-repeated="4"/>
          <table:table-cell office:value-type="float" office:value="12.7865682724">
            <text:p>12.7865682724</text:p>
          </table:table-cell>
          <table:table-cell table:number-columns-repeated="2"/>
          <table:table-cell office:value-type="float" office:value="5.3647348069">
            <text:p>5.3647348069</text:p>
          </table:table-cell>
          <table:table-cell/>
          <table:table-cell office:value-type="float" office:value="3.1928471746">
            <text:p>3.1928471746</text:p>
          </table:table-cell>
          <table:table-cell/>
          <table:table-cell office:value-type="float" office:value="0.9908202754">
            <text:p>0.9908202754</text:p>
          </table:table-cell>
          <table:table-cell office:value-type="float" office:value="0.8897736965">
            <text:p>0.8897736965</text:p>
          </table:table-cell>
          <table:table-cell office:value-type="float" office:value="1.5980364568">
            <text:p>1.5980364568</text:p>
          </table:table-cell>
          <table:table-cell table:number-columns-repeated="4"/>
          <table:table-cell office:value-type="float" office:value="0.8676815055">
            <text:p>0.8676815055</text:p>
          </table:table-cell>
          <table:table-cell office:value-type="float" office:value="1.9775885539">
            <text:p>1.9775885539</text:p>
          </table:table-cell>
          <table:table-cell office:value-type="float" office:value="24.4902722054">
            <text:p>24.4902722054</text:p>
          </table:table-cell>
          <table:table-cell office:value-type="float" office:value="1.5203194259">
            <text:p>1.5203194259</text:p>
          </table:table-cell>
          <table:table-cell table:number-columns-repeated="6"/>
          <table:table-cell office:value-type="float" office:value="1.3131770426">
            <text:p>1.3131770426</text:p>
          </table:table-cell>
          <table:table-cell table:number-columns-repeated="7"/>
          <table:table-cell office:value-type="float" office:value="1.2658982379">
            <text:p>1.2658982379</text:p>
          </table:table-cell>
          <table:table-cell table:number-columns-repeated="3"/>
          <table:table-cell office:value-type="float" office:value="0.3867623618">
            <text:p>0.3867623618</text:p>
          </table:table-cell>
          <table:table-cell table:number-columns-repeated="3"/>
          <table:table-cell office:value-type="float" office:value="0.3439589835">
            <text:p>0.3439589835</text:p>
          </table:table-cell>
          <table:table-cell/>
          <table:table-cell office:value-type="float" office:value="0.8411927556">
            <text:p>0.8411927556</text:p>
          </table:table-cell>
          <table:table-cell table:number-columns-repeated="6"/>
          <table:table-cell office:value-type="float" office:value="0.5610373185">
            <text:p>0.5610373185</text:p>
          </table:table-cell>
          <table:table-cell table:number-columns-repeated="3"/>
          <table:table-cell office:value-type="float" office:value="0.8951794214">
            <text:p>0.8951794214</text:p>
          </table:table-cell>
          <table:table-cell table:number-columns-repeated="2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omposite</text:p>
          </table:table-cell>
          <table:table-cell office:value-type="string">
            <text:p>burn03</text:p>
          </table:table-cell>
          <table:table-cell table:number-columns-repeated="4"/>
          <table:table-cell office:value-type="float" office:value="0.4160836337">
            <text:p>0.4160836337</text:p>
          </table:table-cell>
          <table:table-cell office:value-type="float" office:value="7.0612609366">
            <text:p>7.0612609366</text:p>
          </table:table-cell>
          <table:table-cell/>
          <table:table-cell office:value-type="float" office:value="0.7460372095">
            <text:p>0.7460372095</text:p>
          </table:table-cell>
          <table:table-cell table:number-columns-repeated="6"/>
          <table:table-cell office:value-type="float" office:value="0.4715170331">
            <text:p>0.4715170331</text:p>
          </table:table-cell>
          <table:table-cell office:value-type="float" office:value="31.2837135086">
            <text:p>31.2837135086</text:p>
          </table:table-cell>
          <table:table-cell table:number-columns-repeated="3"/>
          <table:table-cell office:value-type="float" office:value="9.9512885843">
            <text:p>9.9512885843</text:p>
          </table:table-cell>
          <table:table-cell table:number-columns-repeated="2"/>
          <table:table-cell office:value-type="float" office:value="1.022630389">
            <text:p>1.022630389</text:p>
          </table:table-cell>
          <table:table-cell office:value-type="float" office:value="36.6377987574">
            <text:p>36.6377987574</text:p>
          </table:table-cell>
          <table:table-cell/>
          <table:table-cell office:value-type="float" office:value="2.5458095785">
            <text:p>2.5458095785</text:p>
          </table:table-cell>
          <table:table-cell office:value-type="float" office:value="11.049208043">
            <text:p>11.049208043</text:p>
          </table:table-cell>
          <table:table-cell office:value-type="float" office:value="0.1417945802">
            <text:p>0.1417945802</text:p>
          </table:table-cell>
          <table:table-cell table:number-columns-repeated="4"/>
          <table:table-cell office:value-type="float" office:value="0.3775097664">
            <text:p>0.3775097664</text:p>
          </table:table-cell>
          <table:table-cell table:number-columns-repeated="4"/>
          <table:table-cell office:value-type="float" office:value="1.9261491156">
            <text:p>1.9261491156</text:p>
          </table:table-cell>
          <table:table-cell table:number-columns-repeated="11"/>
          <table:table-cell office:value-type="float" office:value="1.3334560988">
            <text:p>1.3334560988</text:p>
          </table:table-cell>
          <table:table-cell table:number-columns-repeated="2"/>
          <table:table-cell office:value-type="float" office:value="0.383271558">
            <text:p>0.383271558</text:p>
          </table:table-cell>
          <table:table-cell table:number-columns-repeated="8"/>
          <table:table-cell office:value-type="float" office:value="0.2420718104">
            <text:p>0.2420718104</text:p>
          </table:table-cell>
          <table:table-cell table:number-columns-repeated="15"/>
          <table:table-cell office:value-type="float" office:value="0.1895938612">
            <text:p>0.1895938612</text:p>
          </table:table-cell>
          <table:table-cell table:number-columns-repeated="15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omposite</text:p>
          </table:table-cell>
          <table:table-cell office:value-type="string">
            <text:p>burn04</text:p>
          </table:table-cell>
          <table:table-cell table:number-columns-repeated="4"/>
          <table:table-cell office:value-type="float" office:value="0.5976480006">
            <text:p>0.5976480006</text:p>
          </table:table-cell>
          <table:table-cell office:value-type="float" office:value="7.9000538181">
            <text:p>7.9000538181</text:p>
          </table:table-cell>
          <table:table-cell/>
          <table:table-cell office:value-type="float" office:value="1.552072492">
            <text:p>1.552072492</text:p>
          </table:table-cell>
          <table:table-cell office:value-type="float" office:value="0.3512156572">
            <text:p>0.3512156572</text:p>
          </table:table-cell>
          <table:table-cell/>
          <table:table-cell office:value-type="float" office:value="1.104448764">
            <text:p>1.104448764</text:p>
          </table:table-cell>
          <table:table-cell table:number-columns-repeated="3"/>
          <table:table-cell office:value-type="float" office:value="0.7708493444">
            <text:p>0.7708493444</text:p>
          </table:table-cell>
          <table:table-cell office:value-type="float" office:value="31.7882673168">
            <text:p>31.7882673168</text:p>
          </table:table-cell>
          <table:table-cell/>
          <table:table-cell office:value-type="float" office:value="0.6276103135">
            <text:p>0.6276103135</text:p>
          </table:table-cell>
          <table:table-cell/>
          <table:table-cell office:value-type="float" office:value="22.2953307301">
            <text:p>22.2953307301</text:p>
          </table:table-cell>
          <table:table-cell table:number-columns-repeated="2"/>
          <table:table-cell office:value-type="float" office:value="3.5411501923">
            <text:p>3.5411501923</text:p>
          </table:table-cell>
          <table:table-cell office:value-type="float" office:value="50.3474008731">
            <text:p>50.3474008731</text:p>
          </table:table-cell>
          <table:table-cell/>
          <table:table-cell office:value-type="float" office:value="5.7640600093">
            <text:p>5.7640600093</text:p>
          </table:table-cell>
          <table:table-cell office:value-type="float" office:value="25.7364931916">
            <text:p>25.7364931916</text:p>
          </table:table-cell>
          <table:table-cell table:number-columns-repeated="5"/>
          <table:table-cell office:value-type="float" office:value="0.6143546169">
            <text:p>0.6143546169</text:p>
          </table:table-cell>
          <table:table-cell table:number-columns-repeated="4"/>
          <table:table-cell office:value-type="float" office:value="3.3550242737">
            <text:p>3.3550242737</text:p>
          </table:table-cell>
          <table:table-cell table:number-columns-repeated="2"/>
          <table:table-cell office:value-type="float" office:value="0.5324069738">
            <text:p>0.5324069738</text:p>
          </table:table-cell>
          <table:table-cell table:number-columns-repeated="8"/>
          <table:table-cell office:value-type="float" office:value="1.0571743497">
            <text:p>1.0571743497</text:p>
          </table:table-cell>
          <table:table-cell/>
          <table:table-cell office:value-type="float" office:value="0.4646844552">
            <text:p>0.4646844552</text:p>
          </table:table-cell>
          <table:table-cell office:value-type="float" office:value="1.7893186979">
            <text:p>1.7893186979</text:p>
          </table:table-cell>
          <table:table-cell office:value-type="float" office:value="2.4666887554">
            <text:p>2.4666887554</text:p>
          </table:table-cell>
          <table:table-cell table:number-columns-repeated="15"/>
          <table:table-cell office:value-type="float" office:value="0.7114599436">
            <text:p>0.7114599436</text:p>
          </table:table-cell>
          <table:table-cell table:number-columns-repeated="16"/>
          <table:table-cell office:value-type="float" office:value="0.3942701952">
            <text:p>0.3942701952</text:p>
          </table:table-cell>
          <table:table-cell table:number-columns-repeated="2"/>
          <table:table-cell office:value-type="float" office:value="0.5346693657">
            <text:p>0.5346693657</text:p>
          </table:table-cell>
          <table:table-cell table:number-columns-repeated="3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omposite</text:p>
          </table:table-cell>
          <table:table-cell office:value-type="string">
            <text:p>Burn37</text:p>
          </table:table-cell>
          <table:table-cell table:number-columns-repeated="2"/>
          <table:table-cell office:value-type="float" office:value="1.4138827136">
            <text:p>1.4138827136</text:p>
          </table:table-cell>
          <table:table-cell office:value-type="float" office:value="0.8189268083">
            <text:p>0.8189268083</text:p>
          </table:table-cell>
          <table:table-cell office:value-type="float" office:value="1.4267010585">
            <text:p>1.4267010585</text:p>
          </table:table-cell>
          <table:table-cell office:value-type="float" office:value="38.1356820996">
            <text:p>38.1356820996</text:p>
          </table:table-cell>
          <table:table-cell/>
          <table:table-cell office:value-type="float" office:value="5.2292138786">
            <text:p>5.2292138786</text:p>
          </table:table-cell>
          <table:table-cell table:number-columns-repeated="2"/>
          <table:table-cell office:value-type="float" office:value="2.2659975362">
            <text:p>2.2659975362</text:p>
          </table:table-cell>
          <table:table-cell office:value-type="float" office:value="0.8756531865">
            <text:p>0.8756531865</text:p>
          </table:table-cell>
          <table:table-cell table:number-columns-repeated="2"/>
          <table:table-cell office:value-type="float" office:value="1.8249147256">
            <text:p>1.8249147256</text:p>
          </table:table-cell>
          <table:table-cell office:value-type="float" office:value="74.7673507333">
            <text:p>74.7673507333</text:p>
          </table:table-cell>
          <table:table-cell/>
          <table:table-cell office:value-type="float" office:value="1.9371580998">
            <text:p>1.9371580998</text:p>
          </table:table-cell>
          <table:table-cell/>
          <table:table-cell office:value-type="float" office:value="48.8090752988">
            <text:p>48.8090752988</text:p>
          </table:table-cell>
          <table:table-cell/>
          <table:table-cell office:value-type="float" office:value="0.9093903551">
            <text:p>0.9093903551</text:p>
          </table:table-cell>
          <table:table-cell office:value-type="float" office:value="5.7891510375">
            <text:p>5.7891510375</text:p>
          </table:table-cell>
          <table:table-cell office:value-type="float" office:value="63.2592017334">
            <text:p>63.2592017334</text:p>
          </table:table-cell>
          <table:table-cell/>
          <table:table-cell office:value-type="float" office:value="11.9875870863">
            <text:p>11.9875870863</text:p>
          </table:table-cell>
          <table:table-cell office:value-type="float" office:value="53.1279462438">
            <text:p>53.1279462438</text:p>
          </table:table-cell>
          <table:table-cell table:number-columns-repeated="3"/>
          <table:table-cell office:value-type="float" office:value="3.9255507456">
            <text:p>3.9255507456</text:p>
          </table:table-cell>
          <table:table-cell office:value-type="float" office:value="0.5442940055">
            <text:p>0.5442940055</text:p>
          </table:table-cell>
          <table:table-cell office:value-type="float" office:value="0.8582677457">
            <text:p>0.8582677457</text:p>
          </table:table-cell>
          <table:table-cell table:number-columns-repeated="4"/>
          <table:table-cell office:value-type="float" office:value="5.5148366524">
            <text:p>5.5148366524</text:p>
          </table:table-cell>
          <table:table-cell table:number-columns-repeated="2"/>
          <table:table-cell office:value-type="float" office:value="2.9428549017">
            <text:p>2.9428549017</text:p>
          </table:table-cell>
          <table:table-cell/>
          <table:table-cell office:value-type="float" office:value="0.5375818296">
            <text:p>0.5375818296</text:p>
          </table:table-cell>
          <table:table-cell/>
          <table:table-cell office:value-type="float" office:value="0.9710575195">
            <text:p>0.9710575195</text:p>
          </table:table-cell>
          <table:table-cell table:number-columns-repeated="4"/>
          <table:table-cell office:value-type="float" office:value="6.1284855542">
            <text:p>6.1284855542</text:p>
          </table:table-cell>
          <table:table-cell/>
          <table:table-cell office:value-type="float" office:value="0.6459257353">
            <text:p>0.6459257353</text:p>
          </table:table-cell>
          <table:table-cell office:value-type="float" office:value="1.0936433299">
            <text:p>1.0936433299</text:p>
          </table:table-cell>
          <table:table-cell office:value-type="float" office:value="24.7521743865">
            <text:p>24.7521743865</text:p>
          </table:table-cell>
          <table:table-cell office:value-type="float" office:value="1.776438195">
            <text:p>1.776438195</text:p>
          </table:table-cell>
          <table:table-cell office:value-type="float" office:value="1.2380301712">
            <text:p>1.2380301712</text:p>
          </table:table-cell>
          <table:table-cell table:number-columns-repeated="5"/>
          <table:table-cell office:value-type="float" office:value="0.8654142793">
            <text:p>0.8654142793</text:p>
          </table:table-cell>
          <table:table-cell office:value-type="float" office:value="0.2440715233">
            <text:p>0.2440715233</text:p>
          </table:table-cell>
          <table:table-cell table:number-columns-repeated="6"/>
          <table:table-cell office:value-type="float" office:value="1.6372731624">
            <text:p>1.6372731624</text:p>
          </table:table-cell>
          <table:table-cell table:number-columns-repeated="3"/>
          <table:table-cell office:value-type="float" office:value="0.7490851278">
            <text:p>0.7490851278</text:p>
          </table:table-cell>
          <table:table-cell table:number-columns-repeated="3"/>
          <table:table-cell office:value-type="float" office:value="0.8782912697">
            <text:p>0.8782912697</text:p>
          </table:table-cell>
          <table:table-cell table:number-columns-repeated="3"/>
          <table:table-cell office:value-type="float" office:value="0.7944462366">
            <text:p>0.7944462366</text:p>
          </table:table-cell>
          <table:table-cell table:number-columns-repeated="2"/>
          <table:table-cell office:value-type="float" office:value="0.7169818646">
            <text:p>0.7169818646</text:p>
          </table:table-cell>
          <table:table-cell/>
          <table:table-cell office:value-type="float" office:value="1.2561477333">
            <text:p>1.2561477333</text:p>
          </table:table-cell>
          <table:table-cell table:number-columns-repeated="2"/>
          <table:table-cell office:value-type="float" office:value="1.7708087178">
            <text:p>1.7708087178</text:p>
          </table:table-cell>
          <table:table-cell table:number-columns-repeated="3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omposite</text:p>
          </table:table-cell>
          <table:table-cell office:value-type="string">
            <text:p>burn59</text:p>
          </table:table-cell>
          <table:table-cell table:number-columns-repeated="2"/>
          <table:table-cell office:value-type="float" office:value="1.1612104821">
            <text:p>1.1612104821</text:p>
          </table:table-cell>
          <table:table-cell office:value-type="float" office:value="0.3931146291">
            <text:p>0.3931146291</text:p>
          </table:table-cell>
          <table:table-cell office:value-type="float" office:value="0.3424681705">
            <text:p>0.3424681705</text:p>
          </table:table-cell>
          <table:table-cell office:value-type="float" office:value="25.74810778">
            <text:p>25.74810778</text:p>
          </table:table-cell>
          <table:table-cell/>
          <table:table-cell office:value-type="float" office:value="4.9512651595">
            <text:p>4.9512651595</text:p>
          </table:table-cell>
          <table:table-cell table:number-columns-repeated="2"/>
          <table:table-cell office:value-type="float" office:value="2.9176817631">
            <text:p>2.9176817631</text:p>
          </table:table-cell>
          <table:table-cell table:number-columns-repeated="3"/>
          <table:table-cell office:value-type="float" office:value="1.245469442">
            <text:p>1.245469442</text:p>
          </table:table-cell>
          <table:table-cell office:value-type="float" office:value="43.7884176318">
            <text:p>43.7884176318</text:p>
          </table:table-cell>
          <table:table-cell/>
          <table:table-cell office:value-type="float" office:value="1.8496447778">
            <text:p>1.8496447778</text:p>
          </table:table-cell>
          <table:table-cell/>
          <table:table-cell office:value-type="float" office:value="43.3808203499">
            <text:p>43.3808203499</text:p>
          </table:table-cell>
          <table:table-cell/>
          <table:table-cell office:value-type="float" office:value="0.4389215738">
            <text:p>0.4389215738</text:p>
          </table:table-cell>
          <table:table-cell office:value-type="float" office:value="4.6652482787">
            <text:p>4.6652482787</text:p>
          </table:table-cell>
          <table:table-cell office:value-type="float" office:value="60.7272511238">
            <text:p>60.7272511238</text:p>
          </table:table-cell>
          <table:table-cell/>
          <table:table-cell office:value-type="float" office:value="7.129382658">
            <text:p>7.129382658</text:p>
          </table:table-cell>
          <table:table-cell office:value-type="float" office:value="44.376126157">
            <text:p>44.376126157</text:p>
          </table:table-cell>
          <table:table-cell table:number-columns-repeated="3"/>
          <table:table-cell office:value-type="float" office:value="2.7363641969">
            <text:p>2.7363641969</text:p>
          </table:table-cell>
          <table:table-cell/>
          <table:table-cell office:value-type="float" office:value="0.9196332441">
            <text:p>0.9196332441</text:p>
          </table:table-cell>
          <table:table-cell table:number-columns-repeated="4"/>
          <table:table-cell office:value-type="float" office:value="5.7973239025">
            <text:p>5.7973239025</text:p>
          </table:table-cell>
          <table:table-cell table:number-columns-repeated="2"/>
          <table:table-cell office:value-type="float" office:value="1.7397911986">
            <text:p>1.7397911986</text:p>
          </table:table-cell>
          <table:table-cell/>
          <table:table-cell office:value-type="float" office:value="0.7767939867">
            <text:p>0.7767939867</text:p>
          </table:table-cell>
          <table:table-cell/>
          <table:table-cell office:value-type="float" office:value="0.6301747995">
            <text:p>0.6301747995</text:p>
          </table:table-cell>
          <table:table-cell table:number-columns-repeated="4"/>
          <table:table-cell office:value-type="float" office:value="1.4708435227">
            <text:p>1.4708435227</text:p>
          </table:table-cell>
          <table:table-cell/>
          <table:table-cell office:value-type="float" office:value="0.6299687694">
            <text:p>0.6299687694</text:p>
          </table:table-cell>
          <table:table-cell office:value-type="float" office:value="1.3621956765">
            <text:p>1.3621956765</text:p>
          </table:table-cell>
          <table:table-cell office:value-type="float" office:value="13.9911277059">
            <text:p>13.9911277059</text:p>
          </table:table-cell>
          <table:table-cell office:value-type="float" office:value="1.3965276097">
            <text:p>1.3965276097</text:p>
          </table:table-cell>
          <table:table-cell table:number-columns-repeated="6"/>
          <table:table-cell office:value-type="float" office:value="0.4520960256">
            <text:p>0.4520960256</text:p>
          </table:table-cell>
          <table:table-cell table:number-columns-repeated="7"/>
          <table:table-cell office:value-type="float" office:value="1.2024484509">
            <text:p>1.2024484509</text:p>
          </table:table-cell>
          <table:table-cell table:number-columns-repeated="7"/>
          <table:table-cell office:value-type="float" office:value="0.3516273622">
            <text:p>0.3516273622</text:p>
          </table:table-cell>
          <table:table-cell table:number-columns-repeated="8"/>
          <table:table-cell office:value-type="float" office:value="0.6117413242">
            <text:p>0.6117413242</text:p>
          </table:table-cell>
          <table:table-cell table:number-columns-repeated="2"/>
          <table:table-cell office:value-type="float" office:value="1.1053129172">
            <text:p>1.1053129172</text:p>
          </table:table-cell>
          <table:table-cell office:value-type="float" office:value="0.9771970851">
            <text:p>0.9771970851</text:p>
          </table:table-cell>
          <table:table-cell table:number-columns-repeated="2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composite</text:p>
          </table:table-cell>
          <table:table-cell office:value-type="string">
            <text:p>burn72</text:p>
          </table:table-cell>
          <table:table-cell table:number-columns-repeated="2"/>
          <table:table-cell office:value-type="float" office:value="1.7661915007">
            <text:p>1.7661915007</text:p>
          </table:table-cell>
          <table:table-cell office:value-type="float" office:value="1.1417536156">
            <text:p>1.1417536156</text:p>
          </table:table-cell>
          <table:table-cell office:value-type="float" office:value="1.902261164">
            <text:p>1.902261164</text:p>
          </table:table-cell>
          <table:table-cell office:value-type="float" office:value="64.1202396796">
            <text:p>64.1202396796</text:p>
          </table:table-cell>
          <table:table-cell/>
          <table:table-cell office:value-type="float" office:value="10.6164946403">
            <text:p>10.6164946403</text:p>
          </table:table-cell>
          <table:table-cell office:value-type="float" office:value="1.0641919675">
            <text:p>1.0641919675</text:p>
          </table:table-cell>
          <table:table-cell/>
          <table:table-cell office:value-type="float" office:value="2.4195891793">
            <text:p>2.4195891793</text:p>
          </table:table-cell>
          <table:table-cell table:number-columns-repeated="3"/>
          <table:table-cell office:value-type="float" office:value="0.2825109274">
            <text:p>0.2825109274</text:p>
          </table:table-cell>
          <table:table-cell office:value-type="float" office:value="190.424123173">
            <text:p>190.424123173</text:p>
          </table:table-cell>
          <table:table-cell/>
          <table:table-cell office:value-type="float" office:value="2.0258349219">
            <text:p>2.0258349219</text:p>
          </table:table-cell>
          <table:table-cell/>
          <table:table-cell office:value-type="float" office:value="54.1684855053">
            <text:p>54.1684855053</text:p>
          </table:table-cell>
          <table:table-cell/>
          <table:table-cell office:value-type="float" office:value="1.9448608408">
            <text:p>1.9448608408</text:p>
          </table:table-cell>
          <table:table-cell office:value-type="float" office:value="6.7785478265">
            <text:p>6.7785478265</text:p>
          </table:table-cell>
          <table:table-cell office:value-type="float" office:value="71.3311506608">
            <text:p>71.3311506608</text:p>
          </table:table-cell>
          <table:table-cell/>
          <table:table-cell office:value-type="float" office:value="14.8378337698">
            <text:p>14.8378337698</text:p>
          </table:table-cell>
          <table:table-cell office:value-type="float" office:value="70.8622640427">
            <text:p>70.8622640427</text:p>
          </table:table-cell>
          <table:table-cell table:number-columns-repeated="2"/>
          <table:table-cell office:value-type="float" office:value="0.6067511218">
            <text:p>0.6067511218</text:p>
          </table:table-cell>
          <table:table-cell office:value-type="float" office:value="2.9444434737">
            <text:p>2.9444434737</text:p>
          </table:table-cell>
          <table:table-cell office:value-type="float" office:value="0.6489648931">
            <text:p>0.6489648931</text:p>
          </table:table-cell>
          <table:table-cell office:value-type="float" office:value="1.3467436969">
            <text:p>1.3467436969</text:p>
          </table:table-cell>
          <table:table-cell table:number-columns-repeated="4"/>
          <table:table-cell office:value-type="float" office:value="10.5925191617">
            <text:p>10.5925191617</text:p>
          </table:table-cell>
          <table:table-cell office:value-type="float" office:value="0.2781123266">
            <text:p>0.2781123266</text:p>
          </table:table-cell>
          <table:table-cell/>
          <table:table-cell office:value-type="float" office:value="6.6424173598">
            <text:p>6.6424173598</text:p>
          </table:table-cell>
          <table:table-cell/>
          <table:table-cell office:value-type="float" office:value="0.7622061151">
            <text:p>0.7622061151</text:p>
          </table:table-cell>
          <table:table-cell/>
          <table:table-cell office:value-type="float" office:value="1.4081963477">
            <text:p>1.4081963477</text:p>
          </table:table-cell>
          <table:table-cell/>
          <table:table-cell office:value-type="float" office:value="3.7747934585">
            <text:p>3.7747934585</text:p>
          </table:table-cell>
          <table:table-cell/>
          <table:table-cell office:value-type="float" office:value="1.1386372677">
            <text:p>1.1386372677</text:p>
          </table:table-cell>
          <table:table-cell/>
          <table:table-cell office:value-type="float" office:value="1.4666767101">
            <text:p>1.4666767101</text:p>
          </table:table-cell>
          <table:table-cell office:value-type="float" office:value="1.7038322386">
            <text:p>1.7038322386</text:p>
          </table:table-cell>
          <table:table-cell office:value-type="float" office:value="2.6174382025">
            <text:p>2.6174382025</text:p>
          </table:table-cell>
          <table:table-cell office:value-type="float" office:value="25.056012375">
            <text:p>25.056012375</text:p>
          </table:table-cell>
          <table:table-cell office:value-type="float" office:value="2.6521700951">
            <text:p>2.6521700951</text:p>
          </table:table-cell>
          <table:table-cell office:value-type="float" office:value="2.2639789713">
            <text:p>2.2639789713</text:p>
          </table:table-cell>
          <table:table-cell table:number-columns-repeated="2"/>
          <table:table-cell office:value-type="float" office:value="1.339952246">
            <text:p>1.339952246</text:p>
          </table:table-cell>
          <table:table-cell table:number-columns-repeated="2"/>
          <table:table-cell office:value-type="float" office:value="2.272324428">
            <text:p>2.272324428</text:p>
          </table:table-cell>
          <table:table-cell office:value-type="float" office:value="0.3727942063">
            <text:p>0.3727942063</text:p>
          </table:table-cell>
          <table:table-cell table:number-columns-repeated="6"/>
          <table:table-cell office:value-type="float" office:value="3.9666130157">
            <text:p>3.9666130157</text:p>
          </table:table-cell>
          <table:table-cell table:number-columns-repeated="3"/>
          <table:table-cell office:value-type="float" office:value="0.4837592005">
            <text:p>0.4837592005</text:p>
          </table:table-cell>
          <table:table-cell table:number-columns-repeated="3"/>
          <table:table-cell office:value-type="float" office:value="0.53394654">
            <text:p>0.53394654</text:p>
          </table:table-cell>
          <table:table-cell office:value-type="float" office:value="0.8569911517">
            <text:p>0.8569911517</text:p>
          </table:table-cell>
          <table:table-cell table:number-columns-repeated="2"/>
          <table:table-cell office:value-type="float" office:value="0.6891148789">
            <text:p>0.6891148789</text:p>
          </table:table-cell>
          <table:table-cell table:number-columns-repeated="2"/>
          <table:table-cell office:value-type="float" office:value="0.4052584333">
            <text:p>0.4052584333</text:p>
          </table:table-cell>
          <table:table-cell/>
          <table:table-cell office:value-type="float" office:value="1.1060479904">
            <text:p>1.1060479904</text:p>
          </table:table-cell>
          <table:table-cell table:number-columns-repeated="2"/>
          <table:table-cell office:value-type="float" office:value="2.076566166">
            <text:p>2.076566166</text:p>
          </table:table-cell>
          <table:table-cell office:value-type="float" office:value="1.3002867265">
            <text:p>1.3002867265</text:p>
          </table:table-cell>
          <table:table-cell table:number-columns-repeated="2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litter</text:p>
          </table:table-cell>
          <table:table-cell office:value-type="string">
            <text:p>burn16</text:p>
          </table:table-cell>
          <table:table-cell table:number-columns-repeated="2"/>
          <table:table-cell office:value-type="float" office:value="1.7784140269">
            <text:p>1.7784140269</text:p>
          </table:table-cell>
          <table:table-cell office:value-type="float" office:value="1.8623643453">
            <text:p>1.8623643453</text:p>
          </table:table-cell>
          <table:table-cell office:value-type="float" office:value="1.0555943954">
            <text:p>1.0555943954</text:p>
          </table:table-cell>
          <table:table-cell office:value-type="float" office:value="30.949588123">
            <text:p>30.949588123</text:p>
          </table:table-cell>
          <table:table-cell/>
          <table:table-cell office:value-type="float" office:value="10.5354476189">
            <text:p>10.5354476189</text:p>
          </table:table-cell>
          <table:table-cell office:value-type="float" office:value="0.7439354032">
            <text:p>0.7439354032</text:p>
          </table:table-cell>
          <table:table-cell/>
          <table:table-cell office:value-type="float" office:value="4.9096585464">
            <text:p>4.9096585464</text:p>
          </table:table-cell>
          <table:table-cell office:value-type="float" office:value="1.0667911167">
            <text:p>1.0667911167</text:p>
          </table:table-cell>
          <table:table-cell table:number-columns-repeated="2"/>
          <table:table-cell office:value-type="float" office:value="0.5955246058">
            <text:p>0.5955246058</text:p>
          </table:table-cell>
          <table:table-cell office:value-type="float" office:value="47.5184440954">
            <text:p>47.5184440954</text:p>
          </table:table-cell>
          <table:table-cell/>
          <table:table-cell office:value-type="float" office:value="1.3439066571">
            <text:p>1.3439066571</text:p>
          </table:table-cell>
          <table:table-cell/>
          <table:table-cell office:value-type="float" office:value="24.6851926515">
            <text:p>24.6851926515</text:p>
          </table:table-cell>
          <table:table-cell/>
          <table:table-cell office:value-type="float" office:value="1.1055438134">
            <text:p>1.1055438134</text:p>
          </table:table-cell>
          <table:table-cell office:value-type="float" office:value="4.1166310152">
            <text:p>4.1166310152</text:p>
          </table:table-cell>
          <table:table-cell office:value-type="float" office:value="35.4088673439">
            <text:p>35.4088673439</text:p>
          </table:table-cell>
          <table:table-cell/>
          <table:table-cell office:value-type="float" office:value="25.1041805901">
            <text:p>25.1041805901</text:p>
          </table:table-cell>
          <table:table-cell office:value-type="float" office:value="67.3734420063">
            <text:p>67.3734420063</text:p>
          </table:table-cell>
          <table:table-cell table:number-columns-repeated="2"/>
          <table:table-cell office:value-type="float" office:value="0.9191859367">
            <text:p>0.9191859367</text:p>
          </table:table-cell>
          <table:table-cell office:value-type="float" office:value="1.8248905597">
            <text:p>1.8248905597</text:p>
          </table:table-cell>
          <table:table-cell/>
          <table:table-cell office:value-type="float" office:value="0.4751321719">
            <text:p>0.4751321719</text:p>
          </table:table-cell>
          <table:table-cell table:number-columns-repeated="4"/>
          <table:table-cell office:value-type="float" office:value="1.7094406398">
            <text:p>1.7094406398</text:p>
          </table:table-cell>
          <table:table-cell table:number-columns-repeated="8"/>
          <table:table-cell office:value-type="float" office:value="2.4322822293">
            <text:p>2.4322822293</text:p>
          </table:table-cell>
          <table:table-cell/>
          <table:table-cell office:value-type="float" office:value="0.4398956861">
            <text:p>0.4398956861</text:p>
          </table:table-cell>
          <table:table-cell/>
          <table:table-cell office:value-type="float" office:value="1.6152129395">
            <text:p>1.6152129395</text:p>
          </table:table-cell>
          <table:table-cell table:number-columns-repeated="2"/>
          <table:table-cell office:value-type="float" office:value="1.2568550435">
            <text:p>1.2568550435</text:p>
          </table:table-cell>
          <table:table-cell office:value-type="float" office:value="4.5994764336">
            <text:p>4.5994764336</text:p>
          </table:table-cell>
          <table:table-cell office:value-type="float" office:value="2.3039475585">
            <text:p>2.3039475585</text:p>
          </table:table-cell>
          <table:table-cell table:number-columns-repeated="2"/>
          <table:table-cell office:value-type="float" office:value="2.987704916">
            <text:p>2.987704916</text:p>
          </table:table-cell>
          <table:table-cell table:number-columns-repeated="3"/>
          <table:table-cell office:value-type="float" office:value="0.3487167135">
            <text:p>0.3487167135</text:p>
          </table:table-cell>
          <table:table-cell table:number-columns-repeated="6"/>
          <table:table-cell office:value-type="float" office:value="3.2228329641">
            <text:p>3.2228329641</text:p>
          </table:table-cell>
          <table:table-cell table:number-columns-repeated="2"/>
          <table:table-cell office:value-type="float" office:value="0.7845667589">
            <text:p>0.7845667589</text:p>
          </table:table-cell>
          <table:table-cell office:value-type="float" office:value="1.0217459167">
            <text:p>1.0217459167</text:p>
          </table:table-cell>
          <table:table-cell/>
          <table:table-cell office:value-type="float" office:value="0.601011319">
            <text:p>0.601011319</text:p>
          </table:table-cell>
          <table:table-cell table:number-columns-repeated="5"/>
          <table:table-cell office:value-type="float" office:value="1.7717944389">
            <text:p>1.7717944389</text:p>
          </table:table-cell>
          <table:table-cell table:number-columns-repeated="4"/>
          <table:table-cell office:value-type="float" office:value="1.8791808036">
            <text:p>1.8791808036</text:p>
          </table:table-cell>
          <table:table-cell table:number-columns-repeated="5"/>
          <table:table-cell office:value-type="float" office:value="0.3577665321">
            <text:p>0.3577665321</text:p>
          </table:table-cell>
        </table:table-row>
        <table:table-row table:style-name="ro1">
          <table:table-cell office:value-type="string">
            <text:p>ponderosa</text:p>
          </table:table-cell>
          <table:table-cell office:value-type="string">
            <text:p>litter</text:p>
          </table:table-cell>
          <table:table-cell office:value-type="string">
            <text:p>burn38</text:p>
          </table:table-cell>
          <table:table-cell table:number-columns-repeated="15"/>
          <table:table-cell office:value-type="float" office:value="0.3419136782">
            <text:p>0.3419136782</text:p>
          </table:table-cell>
          <table:table-cell table:number-columns-repeated="3"/>
          <table:table-cell office:value-type="float" office:value="0.4915076947">
            <text:p>0.4915076947</text:p>
          </table:table-cell>
          <table:table-cell table:number-columns-repeated="5"/>
          <table:table-cell office:value-type="float" office:value="0.5660277416">
            <text:p>0.5660277416</text:p>
          </table:table-cell>
          <table:table-cell office:value-type="float" office:value="1.3056054388">
            <text:p>1.3056054388</text:p>
          </table:table-cell>
          <table:table-cell table:number-columns-repeated="66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rotten log</text:p>
          </table:table-cell>
          <table:table-cell office:value-type="string">
            <text:p>burn13</text:p>
          </table:table-cell>
          <table:table-cell table:number-columns-repeated="25"/>
          <table:table-cell office:value-type="float" office:value="0.8922749559">
            <text:p>0.8922749559</text:p>
          </table:table-cell>
          <table:table-cell table:number-columns-repeated="18"/>
          <table:table-cell office:value-type="float" office:value="1.524430408">
            <text:p>1.524430408</text:p>
          </table:table-cell>
          <table:table-cell table:number-columns-repeated="48"/>
        </table:table-row>
        <table:table-row table:style-name="ro1">
          <table:table-cell office:value-type="string">
            <text:p>ponderosa</text:p>
          </table:table-cell>
          <table:table-cell office:value-type="string">
            <text:p>rotten log</text:p>
          </table:table-cell>
          <table:table-cell office:value-type="string">
            <text:p>burn73</text:p>
          </table:table-cell>
          <table:table-cell table:number-columns-repeated="93"/>
        </table:table-row>
        <table:table-row table:style-name="ro1">
          <table:table-cell office:value-type="string">
            <text:p>subalpine</text:p>
          </table:table-cell>
          <table:table-cell office:value-type="string">
            <text:p>canopy</text:p>
          </table:table-cell>
          <table:table-cell office:value-type="string">
            <text:p>burn15</text:p>
          </table:table-cell>
          <table:table-cell office:value-type="float" office:value="7.6799204354">
            <text:p>7.6799204354</text:p>
          </table:table-cell>
          <table:table-cell/>
          <table:table-cell office:value-type="float" office:value="2.5963477449">
            <text:p>2.5963477449</text:p>
          </table:table-cell>
          <table:table-cell office:value-type="float" office:value="53.1220806722">
            <text:p>53.1220806722</text:p>
          </table:table-cell>
          <table:table-cell office:value-type="float" office:value="1.2239093222">
            <text:p>1.2239093222</text:p>
          </table:table-cell>
          <table:table-cell office:value-type="float" office:value="35.0347485317">
            <text:p>35.0347485317</text:p>
          </table:table-cell>
          <table:table-cell/>
          <table:table-cell office:value-type="float" office:value="122.7142566741">
            <text:p>122.7142566741</text:p>
          </table:table-cell>
          <table:table-cell table:number-columns-repeated="2"/>
          <table:table-cell office:value-type="float" office:value="6.3868578882">
            <text:p>6.3868578882</text:p>
          </table:table-cell>
          <table:table-cell office:value-type="float" office:value="1.1400596097">
            <text:p>1.1400596097</text:p>
          </table:table-cell>
          <table:table-cell office:value-type="float" office:value="1.6579894815">
            <text:p>1.6579894815</text:p>
          </table:table-cell>
          <table:table-cell/>
          <table:table-cell office:value-type="float" office:value="0.9156226136">
            <text:p>0.9156226136</text:p>
          </table:table-cell>
          <table:table-cell office:value-type="float" office:value="49.1551719082">
            <text:p>49.1551719082</text:p>
          </table:table-cell>
          <table:table-cell/>
          <table:table-cell office:value-type="float" office:value="5.8920869253">
            <text:p>5.8920869253</text:p>
          </table:table-cell>
          <table:table-cell/>
          <table:table-cell office:value-type="float" office:value="52.39482465">
            <text:p>52.39482465</text:p>
          </table:table-cell>
          <table:table-cell table:number-columns-repeated="2"/>
          <table:table-cell office:value-type="float" office:value="9.9739882828">
            <text:p>9.9739882828</text:p>
          </table:table-cell>
          <table:table-cell office:value-type="float" office:value="1.743551741">
            <text:p>1.743551741</text:p>
          </table:table-cell>
          <table:table-cell office:value-type="float" office:value="5.6373637083">
            <text:p>5.6373637083</text:p>
          </table:table-cell>
          <table:table-cell office:value-type="float" office:value="9.0962978332">
            <text:p>9.0962978332</text:p>
          </table:table-cell>
          <table:table-cell office:value-type="float" office:value="51.6071446488">
            <text:p>51.6071446488</text:p>
          </table:table-cell>
          <table:table-cell office:value-type="float" office:value="92.0960922303">
            <text:p>92.0960922303</text:p>
          </table:table-cell>
          <table:table-cell/>
          <table:table-cell office:value-type="float" office:value="1.2997970893">
            <text:p>1.2997970893</text:p>
          </table:table-cell>
          <table:table-cell office:value-type="float" office:value="3.0623501938">
            <text:p>3.0623501938</text:p>
          </table:table-cell>
          <table:table-cell office:value-type="float" office:value="1.8551083931">
            <text:p>1.8551083931</text:p>
          </table:table-cell>
          <table:table-cell office:value-type="float" office:value="1.1480192037">
            <text:p>1.1480192037</text:p>
          </table:table-cell>
          <table:table-cell table:number-columns-repeated="2"/>
          <table:table-cell office:value-type="float" office:value="1.0127484084">
            <text:p>1.0127484084</text:p>
          </table:table-cell>
          <table:table-cell/>
          <table:table-cell office:value-type="float" office:value="4.3790353778">
            <text:p>4.3790353778</text:p>
          </table:table-cell>
          <table:table-cell/>
          <table:table-cell office:value-type="float" office:value="0.3764310913">
            <text:p>0.3764310913</text:p>
          </table:table-cell>
          <table:table-cell/>
          <table:table-cell office:value-type="float" office:value="0.3683433161">
            <text:p>0.3683433161</text:p>
          </table:table-cell>
          <table:table-cell office:value-type="float" office:value="4.6820767543">
            <text:p>4.6820767543</text:p>
          </table:table-cell>
          <table:table-cell table:number-columns-repeated="2"/>
          <table:table-cell office:value-type="float" office:value="1.7939392731">
            <text:p>1.7939392731</text:p>
          </table:table-cell>
          <table:table-cell table:number-columns-repeated="2"/>
          <table:table-cell office:value-type="float" office:value="4.0567449239">
            <text:p>4.0567449239</text:p>
          </table:table-cell>
          <table:table-cell/>
          <table:table-cell office:value-type="float" office:value="4.5803851983">
            <text:p>4.5803851983</text:p>
          </table:table-cell>
          <table:table-cell/>
          <table:table-cell office:value-type="float" office:value="0.7876100077">
            <text:p>0.7876100077</text:p>
          </table:table-cell>
          <table:table-cell table:number-columns-repeated="3"/>
          <table:table-cell office:value-type="float" office:value="0.830549855">
            <text:p>0.830549855</text:p>
          </table:table-cell>
          <table:table-cell/>
          <table:table-cell office:value-type="float" office:value="144.766702832">
            <text:p>144.766702832</text:p>
          </table:table-cell>
          <table:table-cell office:value-type="float" office:value="3.8546568506">
            <text:p>3.8546568506</text:p>
          </table:table-cell>
          <table:table-cell table:number-columns-repeated="3"/>
          <table:table-cell office:value-type="float" office:value="0.4441981975">
            <text:p>0.4441981975</text:p>
          </table:table-cell>
          <table:table-cell table:number-columns-repeated="5"/>
          <table:table-cell office:value-type="float" office:value="3.6029816692">
            <text:p>3.6029816692</text:p>
          </table:table-cell>
          <table:table-cell table:number-columns-repeated="14"/>
          <table:table-cell office:value-type="float" office:value="0.6446579034">
            <text:p>0.6446579034</text:p>
          </table:table-cell>
          <table:table-cell office:value-type="float" office:value="0.4665252778">
            <text:p>0.4665252778</text:p>
          </table:table-cell>
          <table:table-cell/>
          <table:table-cell office:value-type="float" office:value="1.0019415071">
            <text:p>1.0019415071</text:p>
          </table:table-cell>
          <table:table-cell table:number-columns-repeated="5"/>
        </table:table-row>
        <table:table-row table:style-name="ro1">
          <table:table-cell office:value-type="string">
            <text:p>subalpine</text:p>
          </table:table-cell>
          <table:table-cell office:value-type="string">
            <text:p>canopy</text:p>
          </table:table-cell>
          <table:table-cell office:value-type="string">
            <text:p>burn23</text:p>
          </table:table-cell>
          <table:table-cell office:value-type="float" office:value="0.4561187414">
            <text:p>0.4561187414</text:p>
          </table:table-cell>
          <table:table-cell table:number-columns-repeated="2"/>
          <table:table-cell office:value-type="float" office:value="3.3778436351">
            <text:p>3.3778436351</text:p>
          </table:table-cell>
          <table:table-cell/>
          <table:table-cell office:value-type="float" office:value="0.8985882092">
            <text:p>0.8985882092</text:p>
          </table:table-cell>
          <table:table-cell/>
          <table:table-cell office:value-type="float" office:value="15.1404563432">
            <text:p>15.1404563432</text:p>
          </table:table-cell>
          <table:table-cell table:number-columns-repeated="7"/>
          <table:table-cell office:value-type="float" office:value="3.889163852">
            <text:p>3.889163852</text:p>
          </table:table-cell>
          <table:table-cell table:number-columns-repeated="3"/>
          <table:table-cell office:value-type="float" office:value="1.672127461">
            <text:p>1.672127461</text:p>
          </table:table-cell>
          <table:table-cell table:number-columns-repeated="5"/>
          <table:table-cell office:value-type="float" office:value="0.5906765717">
            <text:p>0.5906765717</text:p>
          </table:table-cell>
          <table:table-cell office:value-type="float" office:value="5.722597259">
            <text:p>5.722597259</text:p>
          </table:table-cell>
          <table:table-cell office:value-type="float" office:value="7.687569304">
            <text:p>7.687569304</text:p>
          </table:table-cell>
          <table:table-cell table:number-columns-repeated="30"/>
          <table:table-cell office:value-type="float" office:value="15.9870327708">
            <text:p>15.9870327708</text:p>
          </table:table-cell>
          <table:table-cell table:number-columns-repeated="34"/>
        </table:table-row>
        <table:table-row table:style-name="ro1">
          <table:table-cell office:value-type="string">
            <text:p>subalpine</text:p>
          </table:table-cell>
          <table:table-cell office:value-type="string">
            <text:p>composite</text:p>
          </table:table-cell>
          <table:table-cell office:value-type="string">
            <text:p>burn67</text:p>
          </table:table-cell>
          <table:table-cell office:value-type="float" office:value="5.8202483863">
            <text:p>5.8202483863</text:p>
          </table:table-cell>
          <table:table-cell/>
          <table:table-cell office:value-type="float" office:value="0.5773562487">
            <text:p>0.5773562487</text:p>
          </table:table-cell>
          <table:table-cell office:value-type="float" office:value="26.9650082975">
            <text:p>26.9650082975</text:p>
          </table:table-cell>
          <table:table-cell office:value-type="float" office:value="1.0505057032">
            <text:p>1.0505057032</text:p>
          </table:table-cell>
          <table:table-cell office:value-type="float" office:value="20.9732950615">
            <text:p>20.9732950615</text:p>
          </table:table-cell>
          <table:table-cell/>
          <table:table-cell office:value-type="float" office:value="99.3155042297">
            <text:p>99.3155042297</text:p>
          </table:table-cell>
          <table:table-cell table:number-columns-repeated="2"/>
          <table:table-cell office:value-type="float" office:value="1.8151017795">
            <text:p>1.8151017795</text:p>
          </table:table-cell>
          <table:table-cell table:number-columns-repeated="3"/>
          <table:table-cell office:value-type="float" office:value="0.813633709">
            <text:p>0.813633709</text:p>
          </table:table-cell>
          <table:table-cell office:value-type="float" office:value="32.2755024811">
            <text:p>32.2755024811</text:p>
          </table:table-cell>
          <table:table-cell table:number-columns-repeated="3"/>
          <table:table-cell office:value-type="float" office:value="8.9950006547">
            <text:p>8.9950006547</text:p>
          </table:table-cell>
          <table:table-cell table:number-columns-repeated="2"/>
          <table:table-cell office:value-type="float" office:value="1.4444825136">
            <text:p>1.4444825136</text:p>
          </table:table-cell>
          <table:table-cell office:value-type="float" office:value="3.7998664948">
            <text:p>3.7998664948</text:p>
          </table:table-cell>
          <table:table-cell/>
          <table:table-cell office:value-type="float" office:value="7.1857898861">
            <text:p>7.1857898861</text:p>
          </table:table-cell>
          <table:table-cell office:value-type="float" office:value="38.2854145165">
            <text:p>38.2854145165</text:p>
          </table:table-cell>
          <table:table-cell office:value-type="float" office:value="31.0738988581">
            <text:p>31.0738988581</text:p>
          </table:table-cell>
          <table:table-cell office:value-type="float" office:value="0.2255189162">
            <text:p>0.2255189162</text:p>
          </table:table-cell>
          <table:table-cell table:number-columns-repeated="3"/>
          <table:table-cell office:value-type="float" office:value="0.3800750406">
            <text:p>0.3800750406</text:p>
          </table:table-cell>
          <table:table-cell table:number-columns-repeated="4"/>
          <table:table-cell office:value-type="float" office:value="0.8079417064">
            <text:p>0.8079417064</text:p>
          </table:table-cell>
          <table:table-cell table:number-columns-repeated="6"/>
          <table:table-cell office:value-type="float" office:value="0.555140332">
            <text:p>0.555140332</text:p>
          </table:table-cell>
          <table:table-cell table:number-columns-repeated="3"/>
          <table:table-cell office:value-type="float" office:value="3.9473870393">
            <text:p>3.9473870393</text:p>
          </table:table-cell>
          <table:table-cell office:value-type="float" office:value="2.5309946504">
            <text:p>2.5309946504</text:p>
          </table:table-cell>
          <table:table-cell office:value-type="float" office:value="2.3680671157">
            <text:p>2.3680671157</text:p>
          </table:table-cell>
          <table:table-cell office:value-type="float" office:value="0.5455250455">
            <text:p>0.5455250455</text:p>
          </table:table-cell>
          <table:table-cell table:number-columns-repeated="2"/>
          <table:table-cell office:value-type="float" office:value="0.9857870761">
            <text:p>0.9857870761</text:p>
          </table:table-cell>
          <table:table-cell table:number-columns-repeated="3"/>
          <table:table-cell office:value-type="float" office:value="43.4421101287">
            <text:p>43.4421101287</text:p>
          </table:table-cell>
          <table:table-cell office:value-type="float" office:value="0.4543310339">
            <text:p>0.4543310339</text:p>
          </table:table-cell>
          <table:table-cell table:number-columns-repeated="9"/>
          <table:table-cell office:value-type="float" office:value="1.361143247">
            <text:p>1.361143247</text:p>
          </table:table-cell>
          <table:table-cell table:number-columns-repeated="14"/>
          <table:table-cell office:value-type="float" office:value="0.6549820616">
            <text:p>0.6549820616</text:p>
          </table:table-cell>
          <table:table-cell table:number-columns-repeated="2"/>
          <table:table-cell office:value-type="float" office:value="1.0749292973">
            <text:p>1.0749292973</text:p>
          </table:table-cell>
          <table:table-cell table:number-columns-repeated="5"/>
        </table:table-row>
        <table:table-row table:style-name="ro1">
          <table:table-cell office:value-type="string">
            <text:p>subalpine</text:p>
          </table:table-cell>
          <table:table-cell office:value-type="string">
            <text:p>composite</text:p>
          </table:table-cell>
          <table:table-cell office:value-type="string">
            <text:p>Burn47</text:p>
          </table:table-cell>
          <table:table-cell office:value-type="float" office:value="10.2145530299">
            <text:p>10.2145530299</text:p>
          </table:table-cell>
          <table:table-cell/>
          <table:table-cell office:value-type="float" office:value="2.69461249">
            <text:p>2.69461249</text:p>
          </table:table-cell>
          <table:table-cell office:value-type="float" office:value="49.8631769375">
            <text:p>49.8631769375</text:p>
          </table:table-cell>
          <table:table-cell/>
          <table:table-cell office:value-type="float" office:value="43.0183446389">
            <text:p>43.0183446389</text:p>
          </table:table-cell>
          <table:table-cell/>
          <table:table-cell office:value-type="float" office:value="139.9963573262">
            <text:p>139.9963573262</text:p>
          </table:table-cell>
          <table:table-cell table:number-columns-repeated="2"/>
          <table:table-cell office:value-type="float" office:value="4.5664378239">
            <text:p>4.5664378239</text:p>
          </table:table-cell>
          <table:table-cell table:number-columns-repeated="3"/>
          <table:table-cell office:value-type="float" office:value="1.0726989093">
            <text:p>1.0726989093</text:p>
          </table:table-cell>
          <table:table-cell office:value-type="float" office:value="51.867438496">
            <text:p>51.867438496</text:p>
          </table:table-cell>
          <table:table-cell/>
          <table:table-cell office:value-type="float" office:value="1.9821790672">
            <text:p>1.9821790672</text:p>
          </table:table-cell>
          <table:table-cell/>
          <table:table-cell office:value-type="float" office:value="33.7527994487">
            <text:p>33.7527994487</text:p>
          </table:table-cell>
          <table:table-cell table:number-columns-repeated="2"/>
          <table:table-cell office:value-type="float" office:value="4.3071563637">
            <text:p>4.3071563637</text:p>
          </table:table-cell>
          <table:table-cell office:value-type="float" office:value="0.4889225181">
            <text:p>0.4889225181</text:p>
          </table:table-cell>
          <table:table-cell office:value-type="float" office:value="1.8427531246">
            <text:p>1.8427531246</text:p>
          </table:table-cell>
          <table:table-cell office:value-type="float" office:value="12.1676269003">
            <text:p>12.1676269003</text:p>
          </table:table-cell>
          <table:table-cell office:value-type="float" office:value="76.3429846962">
            <text:p>76.3429846962</text:p>
          </table:table-cell>
          <table:table-cell office:value-type="float" office:value="47.2184870364">
            <text:p>47.2184870364</text:p>
          </table:table-cell>
          <table:table-cell/>
          <table:table-cell office:value-type="float" office:value="0.6347979959">
            <text:p>0.6347979959</text:p>
          </table:table-cell>
          <table:table-cell office:value-type="float" office:value="2.1121595339">
            <text:p>2.1121595339</text:p>
          </table:table-cell>
          <table:table-cell office:value-type="float" office:value="1.5552241041">
            <text:p>1.5552241041</text:p>
          </table:table-cell>
          <table:table-cell office:value-type="float" office:value="0.816201071">
            <text:p>0.816201071</text:p>
          </table:table-cell>
          <table:table-cell table:number-columns-repeated="4"/>
          <table:table-cell office:value-type="float" office:value="4.2198337432">
            <text:p>4.2198337432</text:p>
          </table:table-cell>
          <table:table-cell/>
          <table:table-cell office:value-type="float" office:value="0.8637342218">
            <text:p>0.8637342218</text:p>
          </table:table-cell>
          <table:table-cell office:value-type="float" office:value="0.7512425649">
            <text:p>0.7512425649</text:p>
          </table:table-cell>
          <table:table-cell/>
          <table:table-cell office:value-type="float" office:value="0.953626175">
            <text:p>0.953626175</text:p>
          </table:table-cell>
          <table:table-cell table:number-columns-repeated="5"/>
          <table:table-cell office:value-type="float" office:value="7.9506460816">
            <text:p>7.9506460816</text:p>
          </table:table-cell>
          <table:table-cell office:value-type="float" office:value="2.163228504">
            <text:p>2.163228504</text:p>
          </table:table-cell>
          <table:table-cell office:value-type="float" office:value="7.2648176641">
            <text:p>7.2648176641</text:p>
          </table:table-cell>
          <table:table-cell office:value-type="float" office:value="1.7441506871">
            <text:p>1.7441506871</text:p>
          </table:table-cell>
          <table:table-cell office:value-type="float" office:value="0.8554451554">
            <text:p>0.8554451554</text:p>
          </table:table-cell>
          <table:table-cell/>
          <table:table-cell office:value-type="float" office:value="2.0580969909">
            <text:p>2.0580969909</text:p>
          </table:table-cell>
          <table:table-cell/>
          <table:table-cell office:value-type="float" office:value="1.4721323341">
            <text:p>1.4721323341</text:p>
          </table:table-cell>
          <table:table-cell/>
          <table:table-cell office:value-type="float" office:value="194.4904625593">
            <text:p>194.4904625593</text:p>
          </table:table-cell>
          <table:table-cell office:value-type="float" office:value="3.1753881776">
            <text:p>3.1753881776</text:p>
          </table:table-cell>
          <table:table-cell table:number-columns-repeated="9"/>
          <table:table-cell office:value-type="float" office:value="4.7656462185">
            <text:p>4.7656462185</text:p>
          </table:table-cell>
          <table:table-cell table:number-columns-repeated="14"/>
          <table:table-cell office:value-type="float" office:value="0.7438917662">
            <text:p>0.7438917662</text:p>
          </table:table-cell>
          <table:table-cell office:value-type="float" office:value="0.7453723406">
            <text:p>0.7453723406</text:p>
          </table:table-cell>
          <table:table-cell/>
          <table:table-cell office:value-type="float" office:value="2.1061198905">
            <text:p>2.1061198905</text:p>
          </table:table-cell>
          <table:table-cell table:number-columns-repeated="3"/>
          <table:table-cell office:value-type="float" office:value="0.2661023054">
            <text:p>0.2661023054</text:p>
          </table:table-cell>
          <table:table-cell/>
        </table:table-row>
        <table:table-row table:style-name="ro1">
          <table:table-cell office:value-type="string">
            <text:p>subalpine</text:p>
          </table:table-cell>
          <table:table-cell office:value-type="string">
            <text:p>duff</text:p>
          </table:table-cell>
          <table:table-cell office:value-type="string">
            <text:p>burn56</text:p>
          </table:table-cell>
          <table:table-cell office:value-type="float" office:value="0.7955235581">
            <text:p>0.7955235581</text:p>
          </table:table-cell>
          <table:table-cell table:number-columns-repeated="2"/>
          <table:table-cell office:value-type="float" office:value="3.1477598382">
            <text:p>3.1477598382</text:p>
          </table:table-cell>
          <table:table-cell office:value-type="float" office:value="0.4385738869">
            <text:p>0.4385738869</text:p>
          </table:table-cell>
          <table:table-cell office:value-type="float" office:value="8.4921529578">
            <text:p>8.4921529578</text:p>
          </table:table-cell>
          <table:table-cell/>
          <table:table-cell office:value-type="float" office:value="16.8979372287">
            <text:p>16.8979372287</text:p>
          </table:table-cell>
          <table:table-cell table:number-columns-repeated="2"/>
          <table:table-cell office:value-type="float" office:value="4.545555514">
            <text:p>4.545555514</text:p>
          </table:table-cell>
          <table:table-cell table:number-columns-repeated="4"/>
          <table:table-cell office:value-type="float" office:value="3.665999876">
            <text:p>3.665999876</text:p>
          </table:table-cell>
          <table:table-cell table:number-columns-repeated="3"/>
          <table:table-cell office:value-type="float" office:value="1.4319637019">
            <text:p>1.4319637019</text:p>
          </table:table-cell>
          <table:table-cell table:number-columns-repeated="2"/>
          <table:table-cell office:value-type="float" office:value="1.9279271365">
            <text:p>1.9279271365</text:p>
          </table:table-cell>
          <table:table-cell/>
          <table:table-cell office:value-type="float" office:value="2.4203049406">
            <text:p>2.4203049406</text:p>
          </table:table-cell>
          <table:table-cell office:value-type="float" office:value="11.3956911249">
            <text:p>11.3956911249</text:p>
          </table:table-cell>
          <table:table-cell office:value-type="float" office:value="10.6876118416">
            <text:p>10.6876118416</text:p>
          </table:table-cell>
          <table:table-cell office:value-type="float" office:value="14.968427028">
            <text:p>14.968427028</text:p>
          </table:table-cell>
          <table:table-cell/>
          <table:table-cell office:value-type="float" office:value="0.5371986144">
            <text:p>0.5371986144</text:p>
          </table:table-cell>
          <table:table-cell office:value-type="float" office:value="1.7128869688">
            <text:p>1.7128869688</text:p>
          </table:table-cell>
          <table:table-cell/>
          <table:table-cell office:value-type="float" office:value="0.5573772756">
            <text:p>0.5573772756</text:p>
          </table:table-cell>
          <table:table-cell table:number-columns-repeated="15"/>
          <table:table-cell office:value-type="float" office:value="3.3821633631">
            <text:p>3.3821633631</text:p>
          </table:table-cell>
          <table:table-cell/>
          <table:table-cell office:value-type="float" office:value="4.2583381814">
            <text:p>4.2583381814</text:p>
          </table:table-cell>
          <table:table-cell table:number-columns-repeated="7"/>
          <table:table-cell office:value-type="float" office:value="8.7828157794">
            <text:p>8.7828157794</text:p>
          </table:table-cell>
          <table:table-cell office:value-type="float" office:value="0.6492557919">
            <text:p>0.6492557919</text:p>
          </table:table-cell>
          <table:table-cell table:number-columns-repeated="9"/>
          <table:table-cell office:value-type="float" office:value="3.2947139733">
            <text:p>3.2947139733</text:p>
          </table:table-cell>
          <table:table-cell table:number-columns-repeated="18"/>
          <table:table-cell office:value-type="float" office:value="1.6008923291">
            <text:p>1.6008923291</text:p>
          </table:table-cell>
          <table:table-cell table:number-columns-repeated="4"/>
        </table:table-row>
        <table:table-row table:style-name="ro1">
          <table:table-cell office:value-type="string">
            <text:p>subalpine</text:p>
          </table:table-cell>
          <table:table-cell office:value-type="string">
            <text:p>litter</text:p>
          </table:table-cell>
          <table:table-cell office:value-type="string">
            <text:p>burn51</text:p>
          </table:table-cell>
          <table:table-cell office:value-type="float" office:value="1.0858121275">
            <text:p>1.0858121275</text:p>
          </table:table-cell>
          <table:table-cell table:number-columns-repeated="2"/>
          <table:table-cell office:value-type="float" office:value="4.8793519204">
            <text:p>4.8793519204</text:p>
          </table:table-cell>
          <table:table-cell/>
          <table:table-cell office:value-type="float" office:value="2.5114727654">
            <text:p>2.5114727654</text:p>
          </table:table-cell>
          <table:table-cell/>
          <table:table-cell office:value-type="float" office:value="17.1883680395">
            <text:p>17.1883680395</text:p>
          </table:table-cell>
          <table:table-cell table:number-columns-repeated="7"/>
          <table:table-cell office:value-type="float" office:value="1.2528502003">
            <text:p>1.2528502003</text:p>
          </table:table-cell>
          <table:table-cell table:number-columns-repeated="3"/>
          <table:table-cell office:value-type="float" office:value="0.1592184722">
            <text:p>0.1592184722</text:p>
          </table:table-cell>
          <table:table-cell table:number-columns-repeated="5"/>
          <table:table-cell office:value-type="float" office:value="0.7222763179">
            <text:p>0.7222763179</text:p>
          </table:table-cell>
          <table:table-cell office:value-type="float" office:value="5.0437204349">
            <text:p>5.0437204349</text:p>
          </table:table-cell>
          <table:table-cell office:value-type="float" office:value="0.8626114934">
            <text:p>0.8626114934</text:p>
          </table:table-cell>
          <table:table-cell table:number-columns-repeated="20"/>
          <table:table-cell office:value-type="float" office:value="2.0977182748">
            <text:p>2.0977182748</text:p>
          </table:table-cell>
          <table:table-cell/>
          <table:table-cell office:value-type="float" office:value="2.8654076441">
            <text:p>2.8654076441</text:p>
          </table:table-cell>
          <table:table-cell table:number-columns-repeated="7"/>
          <table:table-cell office:value-type="float" office:value="6.3737407394">
            <text:p>6.3737407394</text:p>
          </table:table-cell>
          <table:table-cell table:number-columns-repeated="10"/>
          <table:table-cell office:value-type="float" office:value="0.8562358272">
            <text:p>0.8562358272</text:p>
          </table:table-cell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3/07/2022</text:date>, <text:time>17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3-07T17:07:55.33</dc:date>
    <dc:creator>Christos Stamatis</dc:creator>
    <meta:editing-duration>PT2M41S</meta:editing-duration>
    <meta:editing-cycles>2</meta:editing-cycles>
    <meta:document-statistic meta:table-count="2" meta:cell-count="1205" meta:object-count="0"/>
  </office:meta>
</office:document-meta>
</file>